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text-properties officeooo:paragraph-rsid="001cfea7"/>
    </style:style>
    <style:style style:name="P8" style:family="paragraph" style:parent-style-name="example">
      <style:text-properties officeooo:rsid="001e9400" officeooo:paragraph-rsid="001e9400"/>
    </style:style>
    <style:style style:name="P9" style:family="paragraph" style:parent-style-name="example">
      <style:text-properties officeooo:rsid="00201777" officeooo:paragraph-rsid="00201777"/>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officeooo:rsid="00183bd6" officeooo:paragraph-rsid="00183bd6"/>
    </style:style>
    <style:style style:name="P13" style:family="paragraph" style:parent-style-name="Text_20_body">
      <style:text-properties officeooo:rsid="001e9400" officeooo:paragraph-rsid="001e9400"/>
    </style:style>
    <style:style style:name="P14" style:family="paragraph" style:parent-style-name="Text_20_body">
      <style:text-properties officeooo:rsid="002397cf" officeooo:paragraph-rsid="002397cf"/>
    </style:style>
    <style:style style:name="P15"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6" style:family="paragraph" style:parent-style-name="Standard">
      <style:text-properties officeooo:rsid="00201777" officeooo:paragraph-rsid="00201777"/>
    </style:style>
    <style:style style:name="P17" style:family="paragraph" style:parent-style-name="Standard" style:list-style-name="L10"/>
    <style:style style:name="P18" style:family="paragraph" style:parent-style-name="Standard" style:list-style-name="List_20_1"/>
    <style:style style:name="P19" style:family="paragraph" style:parent-style-name="Text_20_body" style:list-style-name="List_20_1"/>
    <style:style style:name="P20" style:family="paragraph" style:parent-style-name="Text_20_body" style:list-style-name="List_20_1">
      <style:paragraph-properties>
        <style:tab-stops>
          <style:tab-stop style:position="4.794cm"/>
        </style:tab-stops>
      </style:paragraph-properties>
    </style:style>
    <style:style style:name="P21" style:family="paragraph" style:parent-style-name="Text_20_body" style:list-style-name="List_20_1">
      <style:paragraph-properties>
        <style:tab-stops>
          <style:tab-stop style:position="4.794cm"/>
        </style:tab-stops>
      </style:paragraph-properties>
      <style:text-properties officeooo:paragraph-rsid="0013c3a7"/>
    </style:style>
    <style:style style:name="P22"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23"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24" style:family="paragraph" style:parent-style-name="Text_20_body" style:list-style-name="L10">
      <style:paragraph-properties>
        <style:tab-stops>
          <style:tab-stop style:position="3.766cm"/>
        </style:tab-stops>
      </style:paragraph-properties>
      <style:text-properties fo:font-weight="bold" style:font-weight-asian="bold" style:font-weight-complex="bold"/>
    </style:style>
    <style:style style:name="P25" style:family="paragraph" style:parent-style-name="Text_20_body" style:list-style-name="List_20_1">
      <style:text-properties fo:font-weight="bold" style:font-weight-asian="bold" style:font-weight-complex="bold"/>
    </style:style>
    <style:style style:name="P26" style:family="paragraph" style:parent-style-name="Text_20_body" style:list-style-name="L13">
      <style:text-properties fo:font-weight="bold" style:font-weight-asian="bold" style:font-weight-complex="bold"/>
    </style:style>
    <style:style style:name="P27" style:family="paragraph" style:parent-style-name="Text_20_body" style:list-style-name="L14">
      <style:text-properties fo:font-weight="bold" style:font-weight-asian="bold" style:font-weight-complex="bold"/>
    </style:style>
    <style:style style:name="P28"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29" style:family="paragraph" style:parent-style-name="Text_20_body" style:list-style-name="List_20_1">
      <style:paragraph-properties>
        <style:tab-stops>
          <style:tab-stop style:position="3.792cm"/>
        </style:tab-stops>
      </style:paragraph-properties>
    </style:style>
    <style:style style:name="P30" style:family="paragraph" style:parent-style-name="Text_20_body" style:list-style-name="L3"/>
    <style:style style:name="P31" style:family="paragraph" style:parent-style-name="Text_20_body" style:list-style-name="L3">
      <style:text-properties officeooo:paragraph-rsid="001b3cee"/>
    </style:style>
    <style:style style:name="P32" style:family="paragraph" style:parent-style-name="Text_20_body" style:list-style-name="L4"/>
    <style:style style:name="P33" style:family="paragraph" style:parent-style-name="Text_20_body" style:list-style-name="L4">
      <style:text-properties officeooo:rsid="001b3cee" officeooo:paragraph-rsid="001b3cee"/>
    </style:style>
    <style:style style:name="P34" style:family="paragraph" style:parent-style-name="Text_20_body" style:list-style-name="L4">
      <style:text-properties officeooo:rsid="001cfea7" officeooo:paragraph-rsid="001cfea7"/>
    </style:style>
    <style:style style:name="P35" style:family="paragraph" style:parent-style-name="Text_20_body">
      <style:text-properties officeooo:rsid="001cfea7" officeooo:paragraph-rsid="001cfea7"/>
    </style:style>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0">
      <style:paragraph-properties>
        <style:tab-stops>
          <style:tab-stop style:position="3.791cm"/>
        </style:tab-stops>
      </style:paragraph-properties>
    </style:style>
    <style:style style:name="P43" style:family="paragraph" style:parent-style-name="Text_20_body" style:list-style-name="L10">
      <style:paragraph-properties>
        <style:tab-stops>
          <style:tab-stop style:position="3.766cm"/>
        </style:tab-stops>
      </style:paragraph-properties>
    </style:style>
    <style:style style:name="P44" style:family="paragraph" style:parent-style-name="Text_20_body" style:list-style-name="L10">
      <style:paragraph-properties>
        <style:tab-stops>
          <style:tab-stop style:position="1.882cm"/>
        </style:tab-stops>
      </style:paragraph-properties>
    </style:style>
    <style:style style:name="P45" style:family="paragraph" style:parent-style-name="Text_20_body" style:list-style-name="L11"/>
    <style:style style:name="P46" style:family="paragraph" style:parent-style-name="Text_20_body" style:list-style-name="L11">
      <style:text-properties fo:font-style="normal" fo:font-weight="normal" style:font-style-asian="normal" style:font-weight-asian="normal" style:font-style-complex="normal" style:font-weight-complex="normal"/>
    </style:style>
    <style:style style:name="P47"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48" style:family="paragraph" style:parent-style-name="Text_20_body" style:list-style-name="L12">
      <style:text-properties fo:font-style="normal" fo:font-weight="normal" style:font-style-asian="normal" style:font-weight-asian="normal" style:font-style-complex="normal" style:font-weight-complex="normal"/>
    </style:style>
    <style:style style:name="P49" style:family="paragraph" style:parent-style-name="Text_20_body" style:list-style-name="L13">
      <style:text-properties fo:font-style="normal" fo:font-weight="normal" style:font-style-asian="normal" style:font-weight-asian="normal" style:font-style-complex="normal" style:font-weight-complex="normal"/>
    </style:style>
    <style:style style:name="P50" style:family="paragraph" style:parent-style-name="Text_20_body" style:list-style-name="L12"/>
    <style:style style:name="P51" style:family="paragraph" style:parent-style-name="Text_20_body" style:list-style-name="L14"/>
    <style:style style:name="P52" style:family="paragraph" style:parent-style-name="Text_20_body">
      <style:text-properties style:font-name="Courier New1" fo:font-size="9pt" fo:font-weight="bold" officeooo:rsid="00264e21" officeooo:paragraph-rsid="00264e21" style:font-size-asian="9pt" style:font-weight-asian="bold" style:font-size-complex="9pt" style:font-weight-complex="bold"/>
    </style:style>
    <style:style style:name="P53"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54" style:family="paragraph" style:parent-style-name="Text_20_body" style:list-style-name="L4" style:master-page-name="">
      <style:paragraph-properties style:page-number="auto" fo:keep-with-next="always"/>
    </style:style>
    <style:style style:name="P55" style:family="paragraph" style:parent-style-name="List" style:list-style-name="List_20_1"/>
    <style:style style:name="P56" style:family="paragraph" style:parent-style-name="List" style:list-style-name="List_20_1">
      <style:text-properties officeooo:paragraph-rsid="00183bd6"/>
    </style:style>
    <style:style style:name="P57" style:family="paragraph" style:parent-style-name="List" style:list-style-name="List_20_1">
      <style:text-properties officeooo:rsid="0027f9ac" officeooo:paragraph-rsid="0027f9ac"/>
    </style:style>
    <style:style style:name="P58" style:family="paragraph" style:parent-style-name="example" style:list-style-name="L2"/>
    <style:style style:name="P59" style:family="paragraph" style:parent-style-name="example" style:list-style-name="L4"/>
    <style:style style:name="P60" style:family="paragraph" style:parent-style-name="example">
      <style:paragraph-properties fo:text-align="start" style:justify-single-word="false"/>
      <style:text-properties officeooo:rsid="00264e21" officeooo:paragraph-rsid="00264e21"/>
    </style:style>
    <style:style style:name="P61" style:family="paragraph" style:parent-style-name="example" style:list-style-name="L4">
      <style:text-properties officeooo:rsid="0028fc18" officeooo:paragraph-rsid="0028fc18"/>
    </style:style>
    <style:style style:name="P62" style:family="paragraph" style:parent-style-name="Heading_20_4">
      <style:text-properties fo:font-style="normal" fo:font-weight="normal" style:font-style-asian="normal" style:font-weight-asian="normal" style:font-style-complex="normal" style:font-weight-complex="normal"/>
    </style:style>
    <style:style style:name="P63" style:family="paragraph" style:parent-style-name="megjegyzes">
      <style:text-properties officeooo:rsid="002a4420" officeooo:paragraph-rsid="002a4420"/>
    </style:style>
    <style:style style:name="P64" style:family="paragraph" style:parent-style-name="megjegyzes_20_cim">
      <style:text-properties officeooo:paragraph-rsid="002a442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5fde2" style:font-style-asian="italic" style:font-weight-asian="normal" style:font-style-complex="italic" style:font-weight-complex="normal"/>
    </style:style>
    <style:style style:name="T4" style:family="text">
      <style:text-properties fo:font-style="italic" fo:font-weight="normal" officeooo:rsid="001b3cee"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264e21" style:font-style-asian="italic" style:font-weight-asian="bold" style:font-style-complex="italic" style:font-weight-complex="bold"/>
    </style:style>
    <style:style style:name="T8" style:family="text">
      <style:text-properties style:font-name="Courier New1" fo:font-size="9pt" style:font-size-asian="9pt" style:font-size-complex="9pt"/>
    </style:style>
    <style:style style:name="T9" style:family="text">
      <style:text-properties style:font-name="Courier New1" fo:font-size="9pt" fo:font-weight="bold" style:font-size-asian="9pt" style:font-weight-asian="bold" style:font-size-complex="9pt" style:font-weight-complex="bold"/>
    </style:style>
    <style:style style:name="T10" style:family="text">
      <style:text-properties style:font-name="Courier New1" fo:font-size="9pt" fo:font-style="italic" style:font-size-asian="9pt" style:font-style-asian="italic" style:font-size-complex="9pt" style:font-style-complex="italic"/>
    </style:style>
    <style:style style:name="T11"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12"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3"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4"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5"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6"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17" style:family="text">
      <style:text-properties style:font-name="Courier New1" fo:font-size="9pt" fo:font-weight="normal" style:font-size-asian="9pt" style:font-weight-asian="normal" style:font-size-complex="9pt" style:font-weight-complex="normal"/>
    </style:style>
    <style:style style:name="T18" style:family="text">
      <style:text-properties fo:font-weight="bold" style:font-weight-asian="bold" style:font-weight-complex="bold"/>
    </style:style>
    <style:style style:name="T19" style:family="text">
      <style:text-properties fo:font-weight="bold" officeooo:rsid="0013c3a7" style:font-weight-asian="bold" style:font-weight-complex="bold"/>
    </style:style>
    <style:style style:name="T20" style:family="text">
      <style:text-properties fo:font-weight="bold" officeooo:rsid="0019b4fd" style:font-weight-asian="bold" style:font-weight-complex="bold"/>
    </style:style>
    <style:style style:name="T21" style:family="text">
      <style:text-properties fo:font-weight="bold" officeooo:rsid="001ec78f" style:font-weight-asian="bold" style:font-weight-complex="bold"/>
    </style:style>
    <style:style style:name="T22" style:family="text">
      <style:text-properties fo:font-weight="bold" officeooo:rsid="0028fc18" style:font-weight-asian="bold" style:font-weight-complex="bold"/>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20a0e4" style:font-style-asian="normal" style:font-weight-asian="normal" style:font-style-complex="normal" style:font-weight-complex="normal"/>
    </style:style>
    <style:style style:name="T2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font-weight="normal" style:font-weight-asian="normal" style:font-weight-complex="normal"/>
    </style:style>
    <style:style style:name="T30" style:family="text">
      <style:text-properties fo:font-weight="normal" officeooo:rsid="0019b4fd"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font-name="Times New Roman" fo:font-size="10.5pt" style:font-size-asian="10.5pt" style:font-size-complex="10.5pt"/>
    </style:style>
    <style:style style:name="T33" style:family="text">
      <style:text-properties fo:font-size="8pt" fo:font-weight="bold" style:font-size-asian="8pt" style:font-weight-asian="bold" style:font-size-complex="8pt" style:font-weight-complex="bold"/>
    </style:style>
    <style:style style:name="T34" style:family="text">
      <style:text-properties officeooo:rsid="00120962"/>
    </style:style>
    <style:style style:name="T35" style:family="text">
      <style:text-properties officeooo:rsid="00137609"/>
    </style:style>
    <style:style style:name="T36" style:family="text">
      <style:text-properties officeooo:rsid="0013c3a7"/>
    </style:style>
    <style:style style:name="T37" style:family="text">
      <style:text-properties officeooo:rsid="00159b8d"/>
    </style:style>
    <style:style style:name="T38" style:family="text">
      <style:text-properties officeooo:rsid="0015fde2"/>
    </style:style>
    <style:style style:name="T39" style:family="text">
      <style:text-properties officeooo:rsid="00183bd6"/>
    </style:style>
    <style:style style:name="T40" style:family="text">
      <style:text-properties officeooo:rsid="001cfea7"/>
    </style:style>
    <style:style style:name="T41" style:family="text">
      <style:text-properties officeooo:rsid="001e9400"/>
    </style:style>
    <style:style style:name="T42" style:family="text">
      <style:text-properties officeooo:rsid="001ec78f"/>
    </style:style>
    <style:style style:name="T43" style:family="text">
      <style:text-properties officeooo:rsid="00201777"/>
    </style:style>
    <style:style style:name="T44" style:family="text">
      <style:text-properties officeooo:rsid="0020a0e4"/>
    </style:style>
    <style:style style:name="T45" style:family="text">
      <style:text-properties officeooo:rsid="0021bf9d"/>
    </style:style>
    <style:style style:name="T46" style:family="text">
      <style:text-properties officeooo:rsid="00226d41"/>
    </style:style>
    <style:style style:name="T47" style:family="text">
      <style:text-properties officeooo:rsid="00255904"/>
    </style:style>
    <style:style style:name="T48" style:family="text">
      <style:text-properties officeooo:rsid="0027f9ac"/>
    </style:style>
    <style:style style:name="T49" style:family="text">
      <style:text-properties officeooo:rsid="0028fc18"/>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34">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 <text:span text:style-name="T35">(a járulékos definíciókkal)</text:span>:</text:p>
      <text:p text:style-name="P60">CREATE TYPE execstate AS ENUM ('wait', 'execute', 'ok', 'faile', 'aborted');</text:p>
      <text:p text:style-name="P60">ALTER TYPE <text:s/>execstate OWNER TO lanview2;</text:p>
      <text:p text:style-name="P60"/>
      <text:p text:style-name="P60">COMMENT ON TYPE execstate IS '</text:p>
      <text:p text:style-name="P60">Az importnak küldött üzenet feldolgozásának az állapota:</text:p>
      <text:p text:style-name="P60">wait <text:s text:c="3"/>Feldolgozásra várakozik.</text:p>
      <text:p text:style-name="P60">execute Felgolgozás alatt.</text:p>
      <text:p text:style-name="P60">ok <text:s text:c="5"/>Feldolgozva, nem volt hiba.</text:p>
      <text:p text:style-name="P60">faile <text:s text:c="2"/>A feldolgozás sikertelen.</text:p>
      <text:p text:style-name="P60">aborted Az import az üzenetet eldobta</text:p>
      <text:p text:style-name="P60">';</text:p>
      <text:p text:style-name="P60"/>
      <text:p text:style-name="P60">CREATE TABLE imports (</text:p>
      <text:p text:style-name="P60"><text:s text:c="4"/>import_id <text:s text:c="6"/>bigserial <text:s text:c="2"/>PRIMARY KEY,</text:p>
      <text:p text:style-name="P60"><text:s text:c="4"/>target_id <text:s text:c="6"/>bigserial</text:p>
      <text:p text:style-name="P60"><text:s text:c="8"/>REFERENCES host_services(host_service_id)</text:p>
      <text:p text:style-name="P60"><text:s text:c="8"/>MATCH SIMPLE ON UPDATE RESTRICT ON DELETE SET NULL,</text:p>
      <text:p text:style-name="P60"><text:s text:c="4"/>date_of <text:s text:c="8"/>timestamp <text:s text:c="2"/>NOT NULL DEFAULT CURRENT_TIMESTAMP,</text:p>
      <text:p text:style-name="P60"><text:s text:c="4"/>user_id <text:s text:c="8"/>bigint <text:s text:c="5"/>NOT NULL</text:p>
      <text:p text:style-name="P60"><text:s text:c="8"/>REFERENCES users(user_id) MATCH FULL ON UPDATE RESTRICT ON DELETE CASCADE,</text:p>
      <text:p text:style-name="P60"><text:s text:c="4"/>node_id <text:s text:c="8"/>bigint<text:tab/>NOT NULL</text:p>
      <text:p text:style-name="P60"><text:s text:c="8"/>REFERENCES nodes(node_id) MATCH FULL ON UPDATE RESTRICT ON DELETE CASCADE,</text:p>
      <text:p text:style-name="P60"><text:s text:c="4"/>app_name <text:s text:c="7"/>text DEFAULT NULL,</text:p>
      <text:p text:style-name="P60"><text:s text:c="4"/>import_text <text:s text:c="4"/>text <text:s text:c="7"/>NOT NULL,</text:p>
      <text:p text:style-name="P60"><text:s text:c="4"/>exec_state <text:s text:c="5"/>execstate <text:s text:c="2"/>NOT NULL DEFAULT 'wait',</text:p>
      <text:p text:style-name="P60"><text:s text:c="4"/>pid <text:s text:c="12"/>bigint <text:s text:c="5"/>DEFAULT NULL,</text:p>
      <text:p text:style-name="P60"><text:s text:c="4"/>started <text:s text:c="8"/>timestamp <text:s text:c="2"/>DEFAULT NULL,</text:p>
      <text:p text:style-name="P60"><text:s text:c="4"/>ended <text:s text:c="10"/>timestamp <text:s text:c="2"/>DEFAULT NULL,</text:p>
      <text:p text:style-name="P60"><text:s text:c="4"/>result_msg <text:s text:c="5"/>text <text:s text:c="7"/>DEFAULT NULL,</text:p>
      <text:p text:style-name="P60"><text:s text:c="4"/>applog_id <text:s text:c="6"/>bigint <text:s text:c="5"/>DEFAULT NULL</text:p>
      <text:p text:style-name="P60"><text:s text:c="8"/>REFERENCES app_errs(applog_id) MATCH SIMPLE ON UPDATE RESTRICT ON DELETE CASCADE</text:p>
      <text:p text:style-name="P60">);</text:p>
      <text:p text:style-name="P60">ALTER TABLE imports OWNER TO lanview2;</text:p>
      <text:p text:style-name="P60"/>
      <text:p text:style-name="P60">COMMENT ON TABLE <text:s/>imports IS 'Az import számára küldött feldolgozandó források táblája.';</text:p>
      <text:p text:style-name="P60">COMMENT ON COLUMN imports.import_id IS 'Egyedi rekord azonosító.';</text:p>
      <text:p text:style-name="P60">COMMENT ON COLUMN imports.date_of IS 'A rekord létrehozásának az időpontja.';</text:p>
      <text:p text:style-name="P60">COMMENT ON COLUMN imports.user_id IS 'Felhasználói azonosító, aki a feldolgozást kezdeményezte.';</text:p>
      <text:p text:style-name="P60">COMMENT ON COLUMN imports.node_id IS 'A munkaállomás azonosítója, ahonnan a feldolgozást kezdeményezték.';</text:p>
      <text:p text:style-name="P60"><text:soft-page-break/>COMMENT ON COLUMN imports.app_name IS 'Az applikáció neve, ahonnan a feldogozást kezdeményezték.';</text:p>
      <text:p text:style-name="P60">COMMENT ON COLUMN imports.import_text IS 'A feldolgozandó szöveg.';</text:p>
      <text:p text:style-name="P60">COMMENT ON COLUMN imports.exec_state IS 'A feldolgozás állapota.';</text:p>
      <text:p text:style-name="P60">COMMENT ON COLUMN imports.pid IS 'A feldolgozást végző import példány PID-je.';</text:p>
      <text:p text:style-name="P60">COMMENT ON COLUMN imports.started IS 'A feldolgozás megkezdésének az időpontja.';</text:p>
      <text:p text:style-name="P60">COMMENT ON COLUMN imports.ended IS 'A feldolgozás befejezésének az időpontja.';</text:p>
      <text:p text:style-name="P60">COMMENT ON COLUMN imports.result_msg IS 'Az import válasza a feldolgozásra (hibaüzenet, megjegyzés, stb.).';</text:p>
      <text:p text:style-name="P60">COMMENT ON COLUMN imports.applog_id IS 'Ha feldolgozáskor hiba rekord készült, akkor annak az azonosítója.';</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6">exec_state</text:span> = 'wait') rekordot, és forrásként feldolgozza az <text:span text:style-name="T6">impor</text:span><text:span text:style-name="T7">t_</text:span><text:span text:style-name="T6">text</text:span> mezőben kapott szöveget. A feldolgozás kezdetekor kitölti a pid, <text:span text:style-name="T6">started</text:span> mezőket, és az <text:span text:style-name="T6">exec_state</text:span> mezőt 'executed'-re állítja. A feldolgozás befejeztével kitölti az <text:span text:style-name="T6">ended</text:span> mezőt is, ha nem volt hiba akkor az <text:span text:style-name="T6">exec_state</text:span>, és <text:span text:style-name="T6">result_msg</text:span> 'ok'-ra lesz állítva, ha viszont hiba történt, akkor <text:span text:style-name="T6">exec_state</text:span> értéke 'faile' lesz, a <text:span text:style-name="T6">result_msg</text:span>-be kerül a részletes hiba üzenet, és ha keletkezett a hibáról log rekord, akkor azt a <text:span text:style-name="T6">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6">pid</text:span>, és <text:span text:style-name="T6">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Az import szintaxisa</text:h>
      <text:h text:style-name="Heading_20_3" text:outline-level="3">Kulcsszavak</text:h>
      <text:p text:style-name="P52">ADD ADDRESS ALARM ALERT ALL ARP ARPS ATTACHED ATTEMPTS BACK BEGIN BOOLEAN BY BYTEA CACHE CASE CHANGE CHECK CLEAR COMMAND COMMUNITY CONFIG CONVERTER COPY DATA DATE DAY DEFAULT DEFAULTS DELEGATE DELETE DELETED DHCPD DISABLE DO DYNAMIC EDIT ENABLE END ENUM EXCEPT EXCLUDE EXEC EXPRESSION EXTERNAL FALSE FEATURES FIELD FILE FILTER FILTERS FIXIP FLAPPING FLOAT FOR FRAME FROM FRONT GATEWAY GROUP GUI HIDE HOST HUB IANA ICMP ID IFDEF IFNDEF IFTYPE IMAGE INCLUDE INHERIT INSERT INTEGER INTERVAL IP IPADDRESS LEFT LINE LINK LINKS LIST LLDP LOCAL LOOKUP MAC MACRO MASK MAX MENU MESSAGE NAME NAMES NC NIL NO NODE NORMAL NOTE NOTIF NULL OF OFF OFFS ON ONLY ORD OWN PARAM PARAMS PARENT PARSER PATCH PERIOD PERIODS PING PLACE PORT PORTS POST PREFIX PREP PRIME PRINTER PRIVATE PROC PROTOCOL PSEUDO QUERY RANGE RE READ REAL RECTANGLE REFINE REMOVE REPLACE RESET RETRY RIGHT RIGHTS ROLLBACK SAVE SCAN SENSORS SEQUENCE SERVER SERVICE SET SHAPE SHARED SNMP SSH STATE STEP STRING SUB SUBNET SUPERIOR SWITCH SYS TABLE TAG TCP TEL TEMPLATE TERM THIS TIME TIP TITLE TO TOOL TRUE TYPE UDP UPDATE USER VALUE VIEW VIRTUAL VLAN VLANS WHATS WORKSTATION WRITE YES</text:p>
      <text:h text:style-name="Heading_20_3" text:outline-level="3">Megjegyzések</text:h>
      <text:p text:style-name="Text_20_body">C++ stílusú (/* ... */ vagy // ...) megjegyzéseket lehet használni.</text:p>
      <text:h text:style-name="Heading_20_3" text:outline-level="3">Adatok</text:h>
      <text:list xml:id="list6777523353770038245" text:style-name="List_20_1">
        <text:list-item>
          <text:p text:style-name="P55">64 bites előjeles egész szám.</text:p>
          <text:list>
            <text:list-item text:start-value="1">
              <text:p text:style-name="P55">Ha 0-val kezdődik, nem tartalmazhat csak 0-7 számjegyeket, ekkor oktális számjegy.</text:p>
            </text:list-item>
            <text:list-item>
              <text:p text:style-name="P55">Ha nem nullával, de számjeggyel kezdődik és csak számjegyeket tartalmaz, akkor decimális szám.</text:p>
            </text:list-item>
            <text:list-item>
              <text:p text:style-name="P55"><text:soft-page-break/>Ha 0x-el kezdődik, akkor hexadecimális számjegy</text:p>
            </text:list-item>
            <text:list-item>
              <text:p text:style-name="P55">A negatív értékek a '-' unáris operátorral adhatóak meg.</text:p>
            </text:list-item>
            <text:list-item>
              <text:p text:style-name="P19">Néhány objektum esetén lehetőség van egy függvényhívás szerű kifejezéssel a rekord <text:span text:style-name="T48">ID</text:span> lekérdezésére a név alapján, és ennek használatára egész értékként:</text:p>
              <text:list>
                <text:list-item>
                  <text:p text:style-name="P20"><text:span text:style-name="T18">ID NODE (</text:span><text:span text:style-name="T1">&lt;név&gt;</text:span><text:span text:style-name="T18">)</text:span><text:tab/>Patch panel, fali csatlakozó, hálózati elem</text:p>
                </text:list-item>
                <text:list-item>
                  <text:p text:style-name="P22"><text:span text:style-name="T18">ID PORT</text:span> <text:span text:style-name="T18">(</text:span><text:span text:style-name="T2">&lt;node név&gt;</text:span><text:span text:style-name="T18">:</text:span><text:span text:style-name="T1">&lt;port név&gt;</text:span><text:span text:style-name="T18">)</text:span><text:tab/>Node név, és port név alapján a port_id.</text:p>
                </text:list-item>
                <text:list-item>
                  <text:p text:style-name="P22"><text:span text:style-name="T18">ID PORT (</text:span><text:span text:style-name="T1">&lt;node név&gt;</text:span><text:span text:style-name="T24">:</text:span><text:span text:style-name="T1">&lt;port index&gt;</text:span><text:span text:style-name="T18">)</text:span><text:tab/>Node név, és port index alapján a port_id.</text:p>
                </text:list-item>
                <text:list-item>
                  <text:p text:style-name="P22"><text:span text:style-name="T18">ID SERVICE (</text:span><text:span text:style-name="T1">&lt;név&gt;</text:span><text:span text:style-name="T18">)</text:span><text:tab/>A <text:span text:style-name="T48">s</text:span>ervice név alapján a service_id</text:p>
                </text:list-item>
                <text:list-item>
                  <text:p text:style-name="P53"><text:span text:style-name="T18">ID SERVICE TYPE (</text:span><text:span text:style-name="T1">&lt;bév&gt;</text:span><text:span text:style-name="T18">)</text:span><text:tab/><text:span text:style-name="T36">A </text:span>s<text:span text:style-name="T36">ervice </text:span>typus<text:span text:style-name="T36"> név alapján a service_</text:span>type<text:span text:style-name="T36">_id</text:span></text:p>
                </text:list-item>
                <text:list-item>
                  <text:p text:style-name="P20"><text:span text:style-name="T18">ID PLACE (</text:span><text:span text:style-name="T1">&lt;név&gt;</text:span><text:span text:style-name="T18">)</text:span><text:tab/>Hely vagy helyiség.</text:p>
                </text:list-item>
                <text:list-item>
                  <text:p text:style-name="P21"><text:span text:style-name="T18">ID PLACE </text:span><text:span text:style-name="T19">GROUP</text:span><text:span text:style-name="T18"> (</text:span><text:span text:style-name="T1">&lt;név&gt;</text:span><text:span text:style-name="T18">)</text:span><text:tab/>Hely vagy helyiség <text:span text:style-name="T36">csoport</text:span>.</text:p>
                </text:list-item>
                <text:list-item>
                  <text:p text:style-name="P20"><text:span text:style-name="T18">ID TIME PERIOD (</text:span><text:span text:style-name="T1">&lt;név&gt;</text:span><text:span text:style-name="T31">)</text:span><text:tab/>Idő intervallum.</text:p>
                </text:list-item>
                <text:list-item>
                  <text:p text:style-name="P20"><text:span text:style-name="T18">ID SUBNET (</text:span><text:span text:style-name="T1">&lt;név&gt;</text:span><text:span text:style-name="T31">)</text:span><text:tab/>Idő alhálózati cím.</text:p>
                </text:list-item>
                <text:list-item>
                  <text:p text:style-name="P20"><text:span text:style-name="T18">ID IFTYPE (</text:span><text:span text:style-name="T1">&lt;név&gt;</text:span><text:span text:style-name="T31">)</text:span><text:tab/>Interfész (port) típus.</text:p>
                </text:list-item>
                <text:list-item>
                  <text:p text:style-name="P20"><text:span text:style-name="T18">ID VLAN (</text:span><text:span text:style-name="T1">&lt;név&gt;</text:span><text:span text:style-name="T31">)</text:span><text:tab/>Virtuális hálózat.</text:p>
                </text:list-item>
                <text:list-item>
                  <text:p text:style-name="P22"><text:span text:style-name="T18">ID USER (</text:span><text:span text:style-name="T2">&lt;név&gt;</text:span><text:span text:style-name="T18">)</text:span><text:tab/>Felhasználó</text:p>
                </text:list-item>
                <text:list-item>
                  <text:p text:style-name="P22"><text:span text:style-name="T18">ID USER GROUP (</text:span><text:span text:style-name="T2">&lt;név&gt;</text:span><text:span text:style-name="T18">)</text:span><text:tab/>Felhasználói csoport.</text:p>
                </text:list-item>
                <text:list-item>
                  <text:p text:style-name="P22"><text:span text:style-name="T18">ID GROUP (</text:span><text:span text:style-name="T2">&lt;név&gt;</text:span><text:span text:style-name="T18">)</text:span><text:tab/>Felhasználói csoport.</text:p>
                </text:list-item>
                <text:list-item>
                  <text:p text:style-name="P53"><text:span text:style-name="T18">ID TABLE SHAPE (</text:span><text:span text:style-name="T1">&lt;név&gt;</text:span><text:span text:style-name="T18">)</text:span></text:p>
                </text:list-item>
                <text:list-item>
                  <text:p text:style-name="P53"><text:span text:style-name="T18">ID TABLE SHAPE(</text:span><text:span text:style-name="T1">&lt;tábla&gt;</text:span><text:span text:style-name="T18">.</text:span><text:span text:style-name="T1">&lt;mező&gt;</text:span><text:span text:style-name="T18">)</text:span></text:p>
                </text:list-item>
                <text:list-item>
                  <text:p text:style-name="P23">ID HOST SERVICE (<text:span text:style-name="T26">&lt;host-service azonosító&gt;</text:span>)</text:p>
                </text:list-item>
              </text:list>
            </text:list-item>
          </text:list>
        </text:list-item>
      </text:list>
      <text:p text:style-name="P15">A <text:span text:style-name="T1">&lt;host-service azonosító&gt;</text:span> a következőképpen adható meg ( a fenti kifejezésekben az azonosító csak akkor lesz elfogadva, ha <text:s/>csak egy és csakis egy service példányt azonosít):</text:p>
      <text:list xml:id="list2314434471464811329" text:style-name="L1">
        <text:list-item>
          <text:p text:style-name="P28"><text:span text:style-name="T1">&lt;host név&gt;</text:span><text:span text:style-name="T18">.</text:span><text:span text:style-name="T1">&lt;service név&gt;</text:span><text:tab/></text:p>
        </text:list-item>
        <text:list-item>
          <text:p text:style-name="P28"><text:span text:style-name="T1">&lt;host név&gt;</text:span><text:span text:style-name="T24">:</text:span><text:span text:style-name="T1">&lt;port név&gt;</text:span><text:span text:style-name="T18">.</text:span><text:span text:style-name="T1">&lt;service név&gt;</text:span><text:tab/></text:p>
        </text:list-item>
        <text:list-item>
          <text:p text:style-name="P28"><text:span text:style-name="T1">&lt;host név&gt;</text:span><text:span text:style-name="T18">.</text:span><text:span text:style-name="T1">&lt;service név&gt; </text:span><text:span text:style-name="T18">(</text:span><text:span text:style-name="T1">[&lt;protokol&gt;]</text:span><text:span text:style-name="T24">:</text:span><text:span text:style-name="T1">[&lt;mód&gt;]</text:span><text:span text:style-name="T18">)</text:span></text:p>
        </text:list-item>
        <text:list-item>
          <text:p text:style-name="P28"><text:span text:style-name="T1">&lt;host név&gt;</text:span><text:span text:style-name="T24">:</text:span><text:span text:style-name="T1">&lt;port név&gt;</text:span><text:span text:style-name="T18">.</text:span><text:span text:style-name="T1">&lt;service név&gt; </text:span><text:span text:style-name="T18">(</text:span><text:span text:style-name="T1">[&lt;protokol&gt;]</text:span><text:span text:style-name="T24">:</text:span><text:span text:style-name="T1">[&lt;mód&gt;]</text:span><text:span text:style-name="T18">)</text:span></text:p>
        </text:list-item>
      </text:list>
      <text:list xml:id="list142221444075603" text:continue-list="list6777523353770038245" text:style-name="List_20_1">
        <text:list-item>
          <text:list>
            <text:list-item>
              <text:p text:style-name="P29">Definiálhatóak változók, melynek az értékére a <text:span text:style-name="T18">#</text:span><text:span text:style-name="T1">változó</text:span> formában hivatkozhatunk. A <text:span text:style-name="T18">#+</text:span><text:span text:style-name="T1">változó</text:span> kifejezéssel a változó értékét eggyel növeljük, a kifejezés értéke pedig a változó új értéke.</text:p>
              <text:p text:style-name="P29">Egész típusú változót értékadással hozhatunk létre pl.: <text:span text:style-name="T33">#V=12</text:span> kifejezés létrehoz egy V nevű egész típusú változót, aminek a 12 értéket adja. Ha nem létező változóra hivatkozunk, akkor hibajelzést kapunk.</text:p>
            </text:list-item>
            <text:list-item>
              <text:p text:style-name="P29">Továbbá a <text:span text:style-name="T18">#[</text:span><text:span text:style-name="T1">&lt;egész kifejezés&gt;</text:span><text:span text:style-name="T18">]</text:span> formában megadhatunk egész kifejezéseket. A használható aritmetikai operátorok: +, –, *, /, |, &amp;. Ahol a | a bitenkénti vagy, az &amp; a bitenkénti és.</text:p>
            </text:list-item>
          </text:list>
        </text:list-item>
        <text:list-item>
          <text:p text:style-name="P55">Valós szám: Mint a decimális szám, de tartalmazhat egy db. pont (tizedespont) karaktert. nem kezdődhet '.' karakterrel, a pont előtt kell legalább egy 0 karakter. A negatív értékek a '-' unáris operátorral adhatóak meg.</text:p>
        </text:list-item>
        <text:list-item>
          <text:p text:style-name="P55">String (karakter sorozat)</text:p>
          <text:list>
            <text:list-item>
              <text:p text:style-name="P55">Egy stringet nem kell idézőjelbe tenni, ha nem számjeggyel kezdődik, csak alfanumerikus karaktereket tartalmaz, és nem kulcsszó. Az ilyen stringekre név típusként is fogok hivatkozni.</text:p>
            </text:list-item>
            <text:list-item>
              <text:p text:style-name="P55">Kétféle idézőjel használható. Egyik a szokásos kettős aposztróf.</text:p>
            </text:list-item>
            <text:list-item>
              <text:p text:style-name="P5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42220038825602" text:continue-numbering="true" text:style-name="List_20_1">
        <text:list-item>
          <text:list>
            <text:list-header>
              <text:p text:style-name="P55">A kettős felülvonás idézőjel használatakor feldolgozásra kerülnek az un. escape szekvenciák. A $$ idézőjelek esetén nem. Így a "\n" egy soremelést tartalmaz, a $$\n$$ pedig a két megadott karakter.</text:p>
            </text:list-header>
            <text:list-item>
              <text:p text:style-name="P55">A <text:span text:style-name="T18">NULL</text:span> kulcsszó egy „NULL” stringet jelent.</text:p>
            </text:list-item>
            <text:list-item>
              <text:p text:style-name="P55"><text:span text:style-name="T18">STRING(</text:span><text:span text:style-name="T1">&lt;egész kifejezés&gt;</text:span><text:span text:style-name="T18">)</text:span><text:tab/>Szám, stri<text:span text:style-name="T37">n</text:span>ggé konvertálva.</text:p>
            </text:list-item>
            <text:list-item>
              <text:p text:style-name="P55"><text:span text:style-name="T18">MASK(</text:span><text:span text:style-name="T1">&lt;string kifejezés&gt;</text:span><text:span text:style-name="T24">,</text:span><text:span text:style-name="T1"> &lt;egész kifejezés&gt;</text:span><text:span text:style-name="T18">)</text:span><text:tab/>Konverzió egy maszk alapján: Ha a minta tartalmaz '?' helyettesítő karaktereket <text:span text:style-name="T45">(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55"><text:soft-page-break/><text:span text:style-name="T18">MACRO</text:span> (&lt;név&gt;)<text:tab/>A makró törzsét adja vissza a név alapján. Ha nem definiált a megadott nevű makró, akkor hibaüzenetet kapunk.</text:p>
            </text:list-item>
          </text:list>
          <text:list>
            <text:list-item>
              <text:p text:style-name="P55"><text:span text:style-name="T2">&lt;obj. name&gt;</text:span><text:span text:style-name="T6"> </text:span><text:span text:style-name="T18">TEMPLATE</text:span> <text:span text:style-name="T18">(</text:span><text:span text:style-name="T1">&lt;név&gt;</text:span><text:span text:style-name="T18">)<text:tab/></text:span><text:span text:style-name="T29">A megadott objektum típushoz ( </text:span><text:span text:style-name="T18">PATCH</text:span><text:span text:style-name="T29">, </text:span><text:span text:style-name="T18">NODE</text:span><text:span text:style-name="T29">) tartozó minta tartalmát adja vissza.</text:span></text:p>
            </text:list-item>
          </text:list>
        </text:list-item>
        <text:list-item>
          <text:p text:style-name="P55">IPV4<text:tab/>hálózati címet a szokásos módon adhatunk meg <text:span text:style-name="T37">pl.:</text:span> 172.20.1.3</text:p>
        </text:list-item>
        <text:list-item>
          <text:p text:style-name="P55">IPV6<text:tab/>Szintén a szokásos módon adható meg.</text:p>
        </text:list-item>
        <text:list-item>
          <text:p text:style-name="P55">MAC<text:tab/>Ethernet cím. A szokásos formátumok támogatottak</text:p>
        </text:list-item>
        <text:list-item>
          <text:p text:style-name="P55">subnet<text:tab/>Mindkét szokásos forma megengedett: 172.20.1.0/24 vagy 172.20.1.0/255.255.255.0</text:p>
        </text:list-item>
        <text:list-item>
          <text:p text:style-name="P55">polygon<text:tab/>Koordináták sorozata : <text:span text:style-name="T18">{ [</text:span><text:span text:style-name="T1">x1</text:span><text:span text:style-name="T18">,</text:span> <text:span text:style-name="T1">y1</text:span><text:span text:style-name="T18">], [</text:span><text:span text:style-name="T1">x2</text:span><text:span text:style-name="T18">,</text:span> <text:span text:style-name="T1">y2</text:span><text:span text:style-name="T18">]</text:span> ... <text:span text:style-name="T18">}</text:span>, ahol x és y lebegőpontos, vagy egész előjeles értékek, <text:span text:style-name="T37">ill. kifejezés</text:span>. <text:span text:style-name="T48">Ha csak két pont van megadva, az egy négyzetet reprezentál.</text:span></text:p>
        </text:list-item>
        <text:list-item>
          <text:p text:style-name="P55">Kábel megosztások. Nyolc lehetséges értéke van (nem számolva azt az esetet, amikor nincs megosztás, <text:span text:style-name="T48">ill. nincs bekötve a port</text:span>) az értékek név, ill. stringként adhatóak meg:</text:p>
          <text:list>
            <text:list-item>
              <text:p text:style-name="P55">A<text:tab/>Az 1., 2., 3. és 6. erek használata, 2 érpár.</text:p>
            </text:list-item>
            <text:list-item>
              <text:p text:style-name="P55">B<text:tab/>A 4., 5., 7. és 8. erek használata, 2 érpár.</text:p>
            </text:list-item>
            <text:list-item>
              <text:p text:style-name="P55">AA<text:tab/>Az 1. és 2. erek használata, 1 érpár.</text:p>
            </text:list-item>
            <text:list-item>
              <text:p text:style-name="P55">AB<text:tab/>A 3. és 6. erek használata, 1 érpár.</text:p>
            </text:list-item>
            <text:list-item>
              <text:p text:style-name="P55">BA<text:tab/>A 4. és 5. erek használata, 1 érpár.</text:p>
            </text:list-item>
            <text:list-item>
              <text:p text:style-name="P55">BB<text:tab/>A 7. és 8. erek használata, 1 érpár.</text:p>
            </text:list-item>
            <text:list-item>
              <text:p text:style-name="P55">C<text:tab/>A 3. és 4. erek használata.</text:p>
            </text:list-item>
            <text:list-item>
              <text:p text:style-name="P55">D<text:tab/>A 5. és 6. erek használata.</text:p>
            </text:list-item>
            <text:list-item>
              <text:p text:style-name="P57">NC<text:tab/>Nincs bekötve</text:p>
            </text:list-item>
          </text:list>
        </text:list-item>
        <text:list-item>
          <text:p text:style-name="P55">Logikai érték: Az <text:span text:style-name="T18">ON</text:span><text:span text:style-name="T29">,</text:span><text:span text:style-name="T18"> YES</text:span><text:span text:style-name="T29"> és </text:span><text:span text:style-name="T18">TRUE</text:span> kulcsszavak igaz értéket, az <text:span text:style-name="T18">OFF</text:span>, <text:span text:style-name="T18">NO</text:span> és <text:span text:style-name="T18">FALSE</text:span> kulcsszavak pedig hamis értéket jelentenek.</text:p>
        </text:list-item>
        <text:list-item>
          <text:p text:style-name="P55">Egyes helyeken megadható a fentebb felsorolt típusok bármelyike, ezeken a helyeken kifejezések is megadhatóak a megfelelő zárójelezéssel.</text:p>
        </text:list-item>
        <text:list-item>
          <text:p text:style-name="P55">Listák</text:p>
          <text:list>
            <text:list-item>
              <text:p text:style-name="P55">string listák. Stringek felsorolása, ahol az elválasztó karakter a vessző. A lista, vagy annak egy része generálható a <text:span text:style-name="T18">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26">&lt;string&gt;</text:span></text:p>
      <text:list xml:id="list142219918246296" text:continue-numbering="true" text:style-name="List_20_1">
        <text:list-item>
          <text:list>
            <text:list-header>
              <text:p text:style-name="P55">A <text:span text:style-name="T18">LIST</text:span> utáni kifejezés értékétől a <text:span text:style-name="T18">TO</text:span> utáni kifejezés értékéig növelünk egy ciklusváltozót, és minden elemel generálunk egy stringet a fentebb leírt <text:span text:style-name="T18">MASK</text:span> stílusú string konverzióval. Ha a ciklusváltózó értéke egyenlő lesz a <text:span text:style-name="T18">TO</text:span> utáni <text:span text:style-name="T38">kifejezéssel</text:span>, akkor az azzal konvertált érték mé<text:span text:style-name="T38">g</text:span> eleme lesz a listának. Ha megadjuk a <text:span text:style-name="T18">STEP</text:span> kulcsszót, akkor 1 helyett az utána megadott érték lesz a lépésköz. Pl.:</text:p>
            </text:list-header>
          </text:list>
        </text:list-item>
      </text:list>
      <text:p text:style-name="example">LIST 1 TO 8 MASK ”p??”</text:p>
      <text:list xml:id="list142220171445298" text:continue-numbering="true" text:style-name="List_20_1">
        <text:list-item>
          <text:list>
            <text:list-header>
              <text:p text:style-name="P56">kifejezés eredménye a: p01, p02,p03,p04,p05,p06,p07,p08 lista.</text:p>
            </text:list-header>
          </text:list>
        </text:list-item>
      </text:list>
      <text:p text:style-name="megjegyzes"><text:span text:style-name="T39">Mivel a lista elemek a fenti példában betűvel kezdődnek, és csak alfanumerikus karaktereket tartalmaznak, nem kulcsszavak, nem kell idézőjelbe tenni az elemeket, ha az előző feltételek nem teljesülnek az idézőjelekről is gondoskodni kell!</text:span>. <text:span text:style-name="T39">A LIST működése makró jellegű, a makró feldolgozás pedig rekurzív.</text:span></text:p>
      <text:list xml:id="list142220590814833" text:continue-numbering="true" text:style-name="List_20_1">
        <text:list-item>
          <text:list>
            <text:list-item>
              <text:p text:style-name="P55">Egész számok listája. Szintén a vessző az elválasztó jel, és a lista vagy annak egy része szintén generálható a <text:span text:style-name="T18">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24">LIST</text:span><text:span text:style-name="T2"> &lt;egész kifejezés&gt;</text:span><text:span text:style-name="T24"> TO </text:span><text:span text:style-name="T2">&lt;egész kifejezés&gt;</text:span><text:span text:style-name="T24"> STEP </text:span><text:span text:style-name="T2">&lt;egész kifejezés&gt;</text:span></text:p>
      <text:list xml:id="list142220001696923" text:continue-numbering="true" text:style-name="List_20_1">
        <text:list-item>
          <text:list>
            <text:list-item>
              <text:p text:style-name="P55">Változó típusú elemek listája. A lista elem bármilyen (fentebb felsorolt nem lista) típusú lehet. Itt is lehetőség van a lista egészének vagy egy részének a <text:span text:style-name="T18">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2695154621821132724" text:style-name="L2">
        <text:list-item>
          <text:p text:style-name="P58">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38">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ext:soft-page-break/>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text:span text:style-name="T45">ő</text:span>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24">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2">&lt;makro név&gt;</text:span><text:span text:style-name="T24">;</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ext:span><text:span text:style-name="T3">típusú</text:span><text:span text:style-name="T2"> lista&gt;</text:span> DO MACRO <text:span text:style-name="T5">&lt;macro név&gt;</text:span>;</text:p>
      <text:p text:style-name="Text_20_body">Magyarázat helyett egy példa:</text:p>
      <text:p text:style-name="example">MACRO Sw $$ <text:span text:style-name="T38">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38">HOST </text:span>SNMP "xx1.xyz.local" LOOKUP ARP "xx rendező 1. switch" { PORTS BY SNMP; }</text:p>
      <text:p text:style-name="example"><text:span text:style-name="T38">HOST </text:span>SNMP "xx2.xyz.local" LOOKUP ARP "xx rendező 2. switch" { PORTS BY SNMP; }</text:p>
      <text:p text:style-name="example"><text:span text:style-name="T38">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2">&lt;változó </text:span><text:span text:style-name="T3">típusú</text:span><text:span text:style-name="T2"> lista&gt;</text:span> DO <text:span text:style-name="T5">&lt;macro törzs&gt;</text:span>;</text:p>
      <text:p text:style-name="Text_20_body">Ez egyenértékű azzal, hogy definiálunk egy '__' nevű makrót a fenti makró <text:span text:style-name="T38">törzzsel</text:span>, és aztán ezt hívjuk a fentebb megadott formában. (Az így definiált makró nem törlődik, ha létezett felülíródik).</text:p>
      <text:p text:style-name="P12">Speciális makróknak tekinthetőek a template-k is, melyek a PATCH és NODE típusú objektumok definiálását könnyítik meg, leírásukat lásd később.</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8">BEGIN</text:span>, <text:span text:style-name="T18">END</text:span>, és <text:span text:style-name="T18">ROLLBACK</text:span>.</text:p>
      <text:p text:style-name="Text_20_body">Az import a feldogozását mindig egy tranzakció indítással kezd<text:span text:style-name="T38">i</text:span>, amit a feldolgozás után, ha nem volt hiba, egy end tranzakció, ill. hiba esetén egy rollback-al zár le.</text:p>
      <text:h text:style-name="Heading_20_3" text:outline-level="3">Objektumok törlése</text:h>
      <text:p text:style-name="Text_20_body">A <text:span text:style-name="T18">DELETE</text:span> kulcsszóval lehetőség van egyes objektumok törlésére: </text:p>
      <text:p text:style-name="example">DELETE <text:span text:style-name="T2">&lt;object type&gt; &lt;név/minta lista&gt;</text:span>;</text:p>
      <text:p text:style-name="Text_20_body">Ahol:</text:p>
      <text:list xml:id="list8806402093278811946" text:style-name="L3">
        <text:list-item>
          <text:p text:style-name="P31">&lt;object type&gt;<text:tab/>A törölni kíván objektum típusa : <text:span text:style-name="T22">MACRO</text:span><text:span text:style-name="T49">, </text:span><text:span text:style-name="T18">PLACE, </text:span><text:span text:style-name="T20">PLACE GROUP, USER, </text:span><text:span text:style-name="T30">[</text:span><text:span text:style-name="T20">USER</text:span><text:span text:style-name="T30">]</text:span><text:span text:style-name="T20"> GROUP </text:span>, <text:span text:style-name="T18">PATCH</text:span>, <text:span text:style-name="T18">NODE, VLAN</text:span>, <text:span text:style-name="T18">SUBNET, </text:span><text:span text:style-name="T22">SERVICE</text:span><text:span text:style-name="T18">, TABLE SHAPE, ENUM TITLE</text:span>.</text:p>
        </text:list-item>
        <text:list-item>
          <text:p text:style-name="P30">&lt;név/minta lista&gt;<text:tab/>A törölni kívánt objektumok nevei, <text:span text:style-name="T38">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7">DELETE TEMPLATE <text:span text:style-name="T2">&lt;object type&gt;</text:span> <text:span text:style-name="T2">&lt;név&gt;</text:span>;</text:p>
      <text:p text:style-name="Text_20_body">Ahol:</text:p>
      <text:list xml:id="list142220326827847" text:continue-numbering="true" text:style-name="L3">
        <text:list-item>
          <text:p text:style-name="P30"><text:soft-page-break/>&lt;object type&gt;<text:tab/>Az objektum típusa : <text:span text:style-name="T18">PATCH</text:span>, vagy <text:span text:style-name="T18">NODE</text:span>.</text:p>
        </text:list-item>
        <text:list-item>
          <text:p text:style-name="P30">&lt;név&gt;<text:tab/>A törölni kívánt objektum minta neve.</text:p>
        </text:list-item>
      </text:list>
      <text:p text:style-name="Text_20_body">Egyes objektumok esetén egy kicsit eltérő a szintaxis:</text:p>
      <text:list xml:id="list1399847182329460032" text:style-name="L4">
        <text:list-item>
          <text:p text:style-name="P54">A host_services rekord törlése:</text:p>
          <text:p text:style-name="P59">DELETE HOST <text:span text:style-name="T2">&lt;n</text:span><text:span text:style-name="T4">év/minta lista</text:span><text:span text:style-name="T2">&gt; </text:span><text:span text:style-name="T24">SERVICE</text:span><text:span text:style-name="T2"> &lt;név/minta lista&gt;</text:span>;</text:p>
          <text:p text:style-name="P33">vagy<text:line-break/><text:span text:style-name="T18">DELETE HOST</text:span> <text:span text:style-name="T24">SERVICE</text:span><text:span text:style-name="T2">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34"><text:span text:style-name="T18">ENUM TITLE </text:span><text:span text:style-name="T2">&lt;típus név&gt; &lt;érték lista&gt;</text:span><text:span text:style-name="T18">;</text:span><text:line-break/>Az egyszerű alak az enumerációs típushoz tartozó összes érték megnevezést törli. A fenti esetben csak a megadott értékek törlődnek.</text:p>
        </text:list-item>
        <text:list-item>
          <text:p text:style-name="P32">Fizikai linkek törlése (phs_links_<text:span text:style-name="T40">t</text:span>able rekordok törlése<text:span text:style-name="T49">)</text:span>:</text:p>
          <text:p text:style-name="P59">DELETE LINK <text:span text:style-name="T2">&lt;node neve&gt; &lt;port név/minta lista&gt;</text:span>;</text:p>
          <text:p text:style-name="P59">DELETE LINK <text:span text:style-name="T2">&lt;node név lista&gt; </text:span>;</text:p>
          <text:p text:style-name="P59">DELETE LINK <text:span text:style-name="T2">&lt;node neve&gt; &lt;port index kezdő&gt; [&lt;port index záró&gt;</text:span>;</text:p>
          <text:p text:style-name="P32">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32">Végül a GUI menük törlése csak az olvashatóság miatt eltérő szintaxisú, itt. A menü elemek egyenkénti törlése nem lehetséges:</text:p>
          <text:p text:style-name="P59">DELETE GUI<text:span text:style-name="T2"> &lt;név/minta lista&gt; </text:span><text:span text:style-name="T24">MENU;</text:span></text:p>
        </text:list-item>
        <text:list-item>
          <text:p text:style-name="P61"><text:span text:style-name="T26">A query_parsers rekorsok a szolgáltatás név alapján törölhetőek:</text:span><text:span text:style-name="T24"><text:line-break/>DELETE QUERY PARSER </text:span><text:span text:style-name="T2">&lt;nevek&gt;</text:span><text:span text:style-name="T24">;</text:span></text:p>
        </text:list-item>
      </text:list>
      <text:h text:style-name="Heading_20_3" text:outline-level="3">Lekérdezés jellegű funkciók</text:h>
      <text:p text:style-name="Text_20_body">Annak érdekében, hogy ne keljen megadni Az<text:span text:style-name="T40"> aktív</text:span> <text:span text:style-name="T18">NODE</text:span> objektumoknál, és interfészeknél (<text:span text:style-name="T18">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8">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40">RE UPDATE</text:span> ARPS;</text:p>
      <text:p text:style-name="P35">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64">Megjegyzés:</text:p>
      <text:p text:style-name="P63">Egy működő rendszerben, ha a lekérdező funkciók már kellő ideig működtek, a hivatkozott adattáblák már fel lehetnek töltve. Ekkor a fejezetben tárgyalt parancsok kiadása felesleges.</text:p>
      <text:p text:style-name="Text_20_body">A<text:span text:style-name="T40">z</text:span> <text:span text:style-name="T40">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41">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41">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41">harmadik</text:span> sorban szintén egy aktív eszköz ARP tábláját kérdezhetjük le, de az SNMP protokollal.</text:p>
      <text:p text:style-name="Text_20_body">Az <text:span text:style-name="T41">negyedik</text:span> és <text:span text:style-name="T41">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41">ugyan</text:span> megkapjuk, de azt már nekünk kell<text:span text:style-name="T41">ene</text:span> kitalálni melyik ssh híváshoz tartozik.</text:p>
      <text:p text:style-name="Text_20_body"><text:soft-page-break/>Abban az esetben, ha a belső IP-MAC táblát akarjuk használni az egyik paraméter kiderítésére, akkor a kiderítendő paraméter helyén az ARP kulcsszót kell használni. </text:p>
      <text:p text:style-name="P13">Ha biztosítani szeretnénk, hogy a lekérdezett ARP táblában valóban szerepeljen egy cím, és ezt a hálózati topológia lehetővé teszi, kiadhatunk egy ping-et:</text:p>
      <text:p text:style-name="P8">PING <text:span text:style-name="T2">&lt;ip&gt;</text:span>;</text:p>
      <text:p text:style-name="P13">és vagy ez után adjuk meg az ARP táblát lekérdező parancsot, vagy kiadjuk a <text:span text:style-name="T21">RE UPDATE ARPS;</text:span><text:span text:style-name="T42">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Objektum definíciók</text:h>
      <text:h text:style-name="Heading_20_4" text:outline-level="4">Idő intervallumok</text:h>
      <text:p text:style-name="Text_20_body">A Nagios-ból átvett fogalom : <text:span text:style-name="T18">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46">t</text:span>ue tuesday <text:s text:c="2"/>FROM 8:00 TO 16:30 ADD TIME PERIOD worktime;</text:p>
      <text:p text:style-name="example">TIME OF DAY wrk_wed wednesday FROM 8:00 TO 16:30 ADD TIME PERIOD worktime;</text:p>
      <text:p text:style-name="example">TIME OF DAY wrk_<text:span text:style-name="T46">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3714694652261872945" text:style-name="L5">
        <text:list-item>
          <text:p text:style-name="P36"><text:span text:style-name="T1">&lt;vlan id&gt;</text:span> nem negatív numerikus egész (802.1q ID: 1 &lt;= ID &lt; 4096)</text:p>
        </text:list-item>
        <text:list-item>
          <text:p text:style-name="P36"><text:s/><text:span text:style-name="T1">&lt;név&gt;</text:span> egy szöveges adat, a VLAN vagy subnet neve</text:p>
        </text:list-item>
        <text:list-item>
          <text:p text:style-name="P36"><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43">csak két esetben </text:span>definiálható. <text:span text:style-name="T43">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6">Definiálhatóak un. Private címtartományok is, melyek nem rendelhetőek VLAN-hoz, és feltételezve lokális használatukat, ezek esetében megengedettek az ip cím ütközések.</text:p>
      <text:p text:style-name="P9">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text:soft-page-break/>Ha nem adunk meg szülőt, akkor a root lesz a szülő az adatbázis logika szerint. Lokalizációval nem rendelkező objektumoknál az alapértelmezés a place_id = 0 (unknown).</text:p>
      <text:p text:style-name="Text_20_body">Egy hely ill. helyiség a következőképpen definiálható.</text:p>
      <text:p text:style-name="example">PLACE <text:span text:style-name="T5">&lt;név&gt; [&lt;leírás&gt;]</text:span> { <text:span text:style-name="T2">&lt;paraméterek&gt;</text:span> }</text:p>
      <text:p text:style-name="example">PLACE <text:span text:style-name="T5">&lt;név&gt; [&lt;leírás&gt;] </text:span><text:span text:style-name="T23">;</text:span></text:p>
      <text:p text:style-name="Text_20_body">Ahol:</text:p>
      <text:list xml:id="list9051723014566820447" text:style-name="L6">
        <text:list-item>
          <text:p text:style-name="P37">&lt;név&gt;<text:tab/>A helyiség neve, egy string.</text:p>
        </text:list-item>
        <text:list-item>
          <text:p text:style-name="P37">&lt;leírás&gt;<text:tab/>Opcionális leírása a helyiségnek, ill. megjegyzés,</text:p>
        </text:list-item>
      </text:list>
      <text:p text:style-name="Text_20_body">A paraméterek lehetnek a következőek:</text:p>
      <text:list xml:id="list1737049350932150954" text:style-name="L7">
        <text:list-item>
          <text:p text:style-name="P38"><text:span text:style-name="T9">NOTE</text:span><text:span text:style-name="T8"> </text:span><text:span text:style-name="T10">&lt;leírás&gt;</text:span><text:span text:style-name="T8"> </text:span><text:span text:style-name="T9">;<text:line-break/></text:span>A leírás alternatívan így is beállítható, ha kétszer adjuk meg, akkor az utolsó lesz az érvényes</text:p>
        </text:list-item>
        <text:list-item>
          <text:p text:style-name="P38"><text:span text:style-name="T9">PARENT</text:span><text:span text:style-name="T8"> </text:span><text:span text:style-name="T10">&lt;név&gt;</text:span><text:span text:style-name="T8"> </text:span><text:span text:style-name="T9">;<text:line-break/></text:span>A definiált hely mely helyen belül található.</text:p>
        </text:list-item>
        <text:list-item>
          <text:p text:style-name="P38"><text:span text:style-name="T9">FRAME</text:span><text:span text:style-name="T8"> </text:span><text:span text:style-name="T10">&lt;polygon&gt;</text:span><text:span text:style-name="T8"> </text:span><text:span text:style-name="T9">;<text:line-break/></text:span>A hely, vagy helyiség befoglaló kerete a legközelebbi szülőn, amihez térkép van rendelve.</text:p>
        </text:list-item>
        <text:list-item>
          <text:p text:style-name="P38"><text:span text:style-name="T9">IMAGE</text:span><text:span text:style-name="T8"> </text:span><text:span text:style-name="T10">&lt;image name&gt;</text:span><text:span text:style-name="T8"> </text:span><text:span text:style-name="T9">;<text:line-break/></text:span>Egy kép (térkép) objektumra való hivatkozás.</text:p>
        </text:list-item>
        <text:list-item>
          <text:p text:style-name="P38"><text:span text:style-name="T9">TEL</text:span><text:span text:style-name="T8"> </text:span><text:span text:style-name="T10">&lt;tel1, tel2, ...&gt;</text:span><text:span text:style-name="T8"> </text:span><text:span text:style-name="T9">;<text:line-break/></text:span>Telefonszámok, a paraméter : string lista.</text:p>
        </text:list-item>
        <text:list-item>
          <text:p text:style-name="P38"><text:span text:style-name="T9">ALARM</text:span><text:span text:style-name="T8"> </text:span><text:span text:style-name="T9">MESSAGE</text:span><text:span text:style-name="T8"> </text:span><text:span text:style-name="T10">&lt;string&gt; </text:span><text:span text:style-name="T9">;</text:span><text:line-break/>Riasztás esetén a helyiséghez tartozó riasztási üzenet. A <text:span text:style-name="T18">MESSAGE</text:span> kulcsszó rövidíthető <text:span text:style-name="T18">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5">&lt;név&gt; [&lt;leírás&gt;] </text:span><text:span text:style-name="T23">;</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24">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14">Egy csoportnak logikailag minden olyan helyiség objektum is a tagja, melynek bármely szintű szülője (parent) tagja a csoportnak, minden a szülő okán tag objektumhoz viszont nem keletkezik a tagságot jelző kapcsoló rekord.</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5">&lt;név&gt; [&lt;leírás&gt;]</text:span> { <text:span text:style-name="T2">&lt;paraméterek&gt;</text:span> }</text:p>
      <text:p text:style-name="Text_20_body">Ahol:</text:p>
      <text:list xml:id="list142220688137101" text:continue-list="list9051723014566820447" text:style-name="L6">
        <text:list-item>
          <text:p text:style-name="P37">&lt;név&gt;<text:tab/>A név, egy string.</text:p>
        </text:list-item>
        <text:list-item>
          <text:p text:style-name="P37">&lt;leírás&gt;<text:tab/>Opcionális leírás ill. megjegyzés,</text:p>
        </text:list-item>
      </text:list>
      <text:p text:style-name="Text_20_body"><text:soft-page-break/>A paraméterek lehetnek a következőek:</text:p>
      <text:list xml:id="list7956689631831661555" text:style-name="L8">
        <text:list-item>
          <text:p text:style-name="P39"><text:span text:style-name="T9">TYPE</text:span><text:span text:style-name="T8"> </text:span><text:span text:style-name="T10">&lt;típus&gt;</text:span><text:span text:style-name="T8"> </text:span><text:span text:style-name="T9">;<text:line-break/></text:span>A következő típus nevek megengedettek:</text:p>
          <text:list>
            <text:list-item>
              <text:p text:style-name="P39">BMP<text:tab/>BMP típusú kép fájl.</text:p>
            </text:list-item>
            <text:list-item>
              <text:p text:style-name="P39">GIF<text:tab/>GIF típusú kép fájl.</text:p>
            </text:list-item>
            <text:list-item>
              <text:p text:style-name="P39">JPG<text:tab/>Jpeg típusú kép fájl.</text:p>
            </text:list-item>
            <text:list-item>
              <text:p text:style-name="P39">JPEG<text:tab/>Jpeg típusú kép fájl.</text:p>
            </text:list-item>
            <text:list-item>
              <text:p text:style-name="P39">PNG<text:tab/>PNG típusú kép fájl.</text:p>
            </text:list-item>
            <text:list-item>
              <text:p text:style-name="P39">PBM<text:tab/>PBM típusú kép fájl.</text:p>
            </text:list-item>
            <text:list-item>
              <text:p text:style-name="P39">PGM<text:tab/>PGM típusú kép fájl.</text:p>
            </text:list-item>
            <text:list-item>
              <text:p text:style-name="P39">PPM<text:tab/>PPM típusú kép fájl.</text:p>
            </text:list-item>
            <text:list-item>
              <text:p text:style-name="P39">XBM<text:tab/>XBM típusú kép fájl.</text:p>
            </text:list-item>
            <text:list-item>
              <text:p text:style-name="P39">XPM<text:tab/>XPM típusú kép fájl.</text:p>
            </text:list-item>
            <text:list-item>
              <text:p text:style-name="P39">BIN<text:tab/>Bináris állomány.</text:p>
            </text:list-item>
          </text:list>
        </text:list-item>
        <text:list-item>
          <text:p text:style-name="P39"><text:span text:style-name="T18">SUB TYPE</text:span> <text:span text:style-name="T1">&lt;string&gt;</text:span> <text:span text:style-name="T18">;<text:line-break/></text:span><text:span text:style-name="T29">BIN típus esetén egy opcionális típus azonosító.</text:span></text:p>
        </text:list-item>
        <text:list-item>
          <text:p text:style-name="P39"><text:span text:style-name="T18">IMAGE FILE</text:span><text:span text:style-name="T29"> </text:span><text:span text:style-name="T2">&lt;path&gt;</text:span><text:span text:style-name="T29"> </text:span><text:span text:style-name="T24">;<text:line-break/></text:span><text:span text:style-name="T26">A bináris adatot tartalmazó fájl elérési </text:span><text:span text:style-name="T27">ú</text:span><text:span text:style-name="T26">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44">tábla</text:span>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142221698746595" text:continue-list="list142220688137101" text:style-name="L6">
        <text:list-item>
          <text:p text:style-name="P37">&lt;panel neve&gt;<text:tab/>A patch panel, vagy fali csatlakozó neve, egy string.</text:p>
        </text:list-item>
        <text:list-item>
          <text:p text:style-name="P37">&lt;leírás&gt;<text:tab/>Opcionális leírás, ill. megjegyzés.</text:p>
        </text:list-item>
        <text:list-item>
          <text:p text:style-name="P37">&lt;minta neve&gt;<text:tab/>Egy előzőleg elmentett panel konfiguráció neve.</text:p>
        </text:list-item>
      </text:list>
      <text:p text:style-name="Text_20_body">A paraméterek lehetnek a következőek:</text:p>
      <text:list xml:id="list1793362477358428784" text:style-name="L9">
        <text:list-item>
          <text:p text:style-name="P40"><text:span text:style-name="T9">NOTE</text:span><text:span text:style-name="T8"> </text:span><text:span text:style-name="T10">&lt;leírás&gt;</text:span><text:span text:style-name="T8"> </text:span><text:span text:style-name="T9">;<text:line-break/></text:span>A leírás alternatívan így is beállítható, ha kétszer <text:span text:style-name="T44">(vagy többször)</text:span> adjuk meg, akkor az utolsó lesz az érvényes</text:p>
        </text:list-item>
        <text:list-item>
          <text:p text:style-name="P40"><text:span text:style-name="T9">PLACE</text:span><text:span text:style-name="T8"> </text:span><text:span text:style-name="T10">&lt;név&gt;</text:span> <text:span text:style-name="T9">;</text:span><text:span text:style-name="T18"><text:line-break/></text:span>A helyiség adható meg ahol az eszköz van. Ha nem adjuk meg ezt a paramétert, akkor a <text:span text:style-name="T18">SET PLACE</text:span> (lsd. fentebb) kulcsszavakkal adhatjuk meg az alapértelmezett helyiséget. Ha nincs alapértelmezett helyiség, és nem is adtuk meg, akkor az unknown nevű helyhez lesz rendelve az eszköz.</text:p>
        </text:list-item>
        <text:list-item>
          <text:p text:style-name="P40"><text:span text:style-name="T9">ADD PORT</text:span><text:span text:style-name="T8"> </text:span><text:span text:style-name="T10">&lt;sorszám&gt; &lt;név&gt; [&lt;leírás&gt;]</text:span><text:span text:style-name="T9">;<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40"><text:span text:style-name="T9">ADD PORTS</text:span><text:span text:style-name="T8"> </text:span><text:span text:style-name="T10">[</text:span><text:span text:style-name="T14">OFFS</text:span><text:span text:style-name="T10"> &lt;név offs.&gt;] </text:span><text:span text:style-name="T14">FROM</text:span><text:span text:style-name="T10"> &lt;tol&gt;</text:span><text:span text:style-name="T8"> </text:span><text:span text:style-name="T9">TO</text:span><text:span text:style-name="T8"> </text:span><text:span text:style-name="T10">&lt;ig&gt; [</text:span><text:span text:style-name="T14">OFFS</text:span><text:span text:style-name="T10"> &lt;sorszám offs.&gt;]</text:span><text:span text:style-name="T8"> </text:span><text:span text:style-name="T10">&lt;név minta&gt;</text:span><text:span text:style-name="T9">;</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40"><text:span text:style-name="T9">PORT</text:span><text:span text:style-name="T8"> </text:span><text:span text:style-name="T10">&lt;sorszám&gt;</text:span><text:span text:style-name="T8"> </text:span><text:span text:style-name="T14">NOTE</text:span><text:span text:style-name="T8"> </text:span><text:span text:style-name="T10">&lt;leírás&gt; [</text:span><text:span text:style-name="T14">,</text:span><text:span text:style-name="T10"> &lt;leírás2&gt; ...]</text:span><text:span text:style-name="T9">;<text:line-break/></text:span>A porthoz tartozó leírás alternatívan így is beállítható, ha kétszer adjuk meg, akkor az utolsó lesz az érvényes. A megadott <text:soft-page-break/>sorszámú portnak léteznie kell. Ha NOTE kulcssó után több stringet adunk meg, akkor az rendre a következő sorszámú port leírása lesz.</text:p>
        </text:list-item>
        <text:list-item>
          <text:p text:style-name="P40"><text:span text:style-name="T9">PORT</text:span><text:span text:style-name="T8"> </text:span><text:span text:style-name="T10">&lt;név&gt;</text:span><text:span text:style-name="T8"> </text:span><text:span text:style-name="T14">NOTE</text:span><text:span text:style-name="T8"> </text:span><text:span text:style-name="T10">&lt;leírás&gt; </text:span><text:span text:style-name="T9">;<text:line-break/></text:span>A porthoz tartozó leírás alternatívan így is beállítható, ha kétszer adjuk meg, akkor az utolsó lesz az érvényes. A megadott nevű portnak léteznie kell.</text:p>
        </text:list-item>
        <text:list-item>
          <text:p text:style-name="P40"><text:span text:style-name="T9">PORT</text:span><text:span text:style-name="T8"> </text:span><text:span text:style-name="T10">&lt;sorszám&gt;</text:span><text:span text:style-name="T8"> </text:span><text:span text:style-name="T14">SET</text:span><text:span text:style-name="T8"> </text:span><text:span text:style-name="T10">&lt;mező név&gt; = &lt;érték1&gt; [&lt;érték2&gt; ...]</text:span><text:span text:style-name="T9">;<text:line-break/></text:span><text:span text:style-name="T32">Egy, vagy több már létező port megadott nevű tulajdonságának a megadása.</text:span></text:p>
        </text:list-item>
        <text:list-item>
          <text:p text:style-name="P40"><text:span text:style-name="T9">PORT</text:span><text:span text:style-name="T8"> </text:span><text:span text:style-name="T10">&lt;név&gt;</text:span><text:span text:style-name="T8"> </text:span><text:span text:style-name="T14">SET</text:span><text:span text:style-name="T8"> </text:span><text:span text:style-name="T10">&lt;mező név&gt; = &lt;érték&gt; </text:span><text:span text:style-name="T9">;<text:line-break/></text:span><text:span text:style-name="T32">Egy már létező port megadott nevű tulajdonságának a megadása.</text:span></text:p>
        </text:list-item>
        <text:list-item>
          <text:p text:style-name="P40"><text:span text:style-name="T9">PORT</text:span><text:span text:style-name="T8"> </text:span><text:span text:style-name="T10">&lt;ix1&gt;</text:span><text:span text:style-name="T14">,</text:span><text:span text:style-name="T10"> &lt;ix2&gt; [</text:span><text:span text:style-name="T14">,</text:span><text:span text:style-name="T10">&lt;ix3&gt; [</text:span><text:span text:style-name="T14">,</text:span><text:span text:style-name="T10">ix4]]</text:span><text:span text:style-name="T8"> </text:span><text:span text:style-name="T9">SHARED</text:span><text:span text:style-name="T8"> </text:span><text:span text:style-name="T10">&lt;sh1&gt;</text:span><text:span text:style-name="T14">,</text:span><text:span text:style-name="T10"> &lt;sh2&gt; [</text:span><text:span text:style-name="T14">,</text:span><text:span text:style-name="T10">&lt;sh3&gt; [</text:span><text:span text:style-name="T14">,</text:span><text:span text:style-name="T10">&lt;sh4&gt;]</text:span><text:span text:style-name="T8"> </text:span><text:span text:style-name="T9">;</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text:span text:style-name="T44">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44">kifejezés</text:span>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p>
      <text:h text:style-name="Heading_20_4" text:outline-level="4">Aktív és nem aktív eszközök</text:h>
      <text:p text:style-name="Text_20_body">Állapottal rendelkező hálózati eszközök (SNMP protokolon keresztül nem menedzselhetőek). <text:s/>Az objektumnak megfelelő adattábla a nodes, lsd.: <text:s/>database/nodes.sql.</text:p>
      <text:p text:style-name="Text_20_body">Definiálása az importban:</text:p>
      <text:p text:style-name="P6">NODE<text:tab/><text:span text:style-name="T2">[</text:span>VIRTUAL<text:span text:style-name="T2">] [</text:span><text:span text:style-name="T24">SWITCH</text:span><text:span text:style-name="T2">]<text:tab/>&lt;neve&gt;</text:span> <text:span text:style-name="T2">[&lt;leírás&gt;]</text:span> <text:span text:style-name="T2">[</text:span><text:span text:style-name="T24">COPY FROM</text:span><text:span text:style-name="T2"> &lt;minta név&gt;]</text:span><text:span text:style-name="T24">;</text:span></text:p>
      <text:p text:style-name="P6">HOST<text:tab/><text:span text:style-name="T2">[</text:span>VIRTUAL<text:span text:style-name="T2">] [</text:span><text:span text:style-name="T24">SNMP</text:span><text:span text:style-name="T2">] [</text:span><text:span text:style-name="T24">SWITCH</text:span><text:span text:style-name="T2">]<text:tab/>{&lt;név&gt;|</text:span><text:span text:style-name="T24">LOOKUP</text:span><text:span text:style-name="T2">} &lt;ip hiv.&gt; &lt;mac hiv.&gt;</text:span> <text:span text:style-name="T2">[&lt;leírás&gt;]</text:span></text:p>
      <text:p text:style-name="P6"><text:span text:style-name="T2"><text:tab/>[</text:span><text:span text:style-name="T24">COPY FROM</text:span><text:span text:style-name="T2"> &lt;minta név&gt;]</text:span><text:span text:style-name="T24">;</text:span></text:p>
      <text:p text:style-name="P6">HUB<text:tab/><text:span text:style-name="T2">[</text:span>VIRTUAL<text:span text:style-name="T2">] <text:tab/>&lt;neve&gt;</text:span> <text:span text:style-name="T2">[&lt;leírás&gt;]</text:span> <text:span text:style-name="T2">[</text:span><text:span text:style-name="T24">COPY FROM</text:span><text:span text:style-name="T2"> &lt;minta név&gt;] </text:span>{ <text:span text:style-name="T2">&lt;paraméterek&gt;</text:span> }</text:p>
      <text:p text:style-name="P6">HOST<text:tab/><text:span text:style-name="T2">[</text:span>VIRTUAL<text:span text:style-name="T2">] [</text:span><text:span text:style-name="T24">SNMP</text:span><text:span text:style-name="T2">] [</text:span><text:span text:style-name="T24">SWITCH</text:span><text:span text:style-name="T2">]<text:tab/>{&lt;név&gt;|</text:span><text:span text:style-name="T24">LOOKUP</text:span><text:span text:style-name="T2">} &lt;ip hiv.&gt; &lt;mac hiv.&gt;</text:span> <text:span text:style-name="T2">[&lt;leírás&gt;] </text:span></text:p>
      <text:p text:style-name="P6"><text:span text:style-name="T2"><text:tab/>[</text:span><text:span text:style-name="T24">COPY FROM</text:span><text:span text:style-name="T2"> &lt;minta név&gt;] </text:span><text:span text:style-name="T24">{ </text:span><text:span text:style-name="T2">&lt;paraméterek&gt;</text:span><text:span text:style-name="T24"> }</text:span></text:p>
      <text:p text:style-name="example">ATTACHED <text:span text:style-name="T2">&lt;neve&gt; [&lt;leírás&gt;];</text:span></text:p>
      <text:p text:style-name="example"><text:span text:style-name="T24">ATTACHED</text:span><text:span text:style-name="T2"> &lt;név minta&gt; </text:span><text:span text:style-name="T24">FROM</text:span><text:span text:style-name="T2"> &lt;tól&gt; </text:span><text:span text:style-name="T24">TO</text:span><text:span text:style-name="T2"> &lt;ig&gt;;</text:span></text:p>
      <text:p text:style-name="example"><text:span text:style-name="T24">WORKSTATION</text:span><text:span text:style-name="T2"> &lt;név&gt; &lt;mac&gt; [&lt;leírás&gt;];</text:span></text:p>
      <text:p text:style-name="Text_20_body">Ahol:</text:p>
      <text:list xml:id="list142219731926206" text:continue-list="list142221698746595" text:style-name="L6">
        <text:list-item>
          <text:p text:style-name="P37">&lt;neve&gt;<text:tab/>Az eszköz neve, egy string.</text:p>
        </text:list-item>
        <text:list-item>
          <text:p text:style-name="P37">&lt;leírás&gt;<text:tab/>Opcionális leírás, ill. megjegyzés.</text:p>
        </text:list-item>
      </text:list>
      <text:p text:style-name="Text_20_body">Az <text:span text:style-name="T18">ATTACHED</text:span> kulcsszó esetben további paraméterek megadására nincsen lehetőség, a következőné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8">SET PLACE</text:span>” paranccsal. Az utolsó változatnál több eszközt hozhatunk létre, ahol az eszköz név azonos algoritmus szerint generálódik, mint a patch vagy hub csoportos port definíciónál a port név. Az <text:span text:style-name="T18">ATTACHED</text:span> kulcsszó rövidíthető <text:span text:style-name="T18">ATT</text:span>-nek.</text:p>
      <text:p text:style-name="Text_20_body">A név, ip cím, és MAC adatok közül nem szükséges mindet megadni, ha a megadott adatok alapján a többi kideríthető. A nevet <text:soft-page-break/>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8">LOOKUP</text:span> vagy <text:span text:style-name="T18">ARP</text:span> kulcsszót használjuk. Végül a MAC is lekérdezhető az IP cím ismeretében. Ekkor a MAC helyén az ARP kulcsszót kell használni.</text:p>
      <text:p text:style-name="Text_20_body">Az ip cím hivatkozás (<text:span text:style-name="T1">&lt;ip hiv.&gt;</text:span><text:span text:style-name="T25">) a következőképpen nézhet ki:</text:span></text:p>
      <text:p text:style-name="P4">&lt;ip cím&gt;</text:p>
      <text:p text:style-name="example"><text:span text:style-name="T2">&lt;ip cím&gt;</text:span><text:span text:style-name="T25">/</text:span><text:span text:style-name="T2">&lt;ip típus&gt;</text:span></text:p>
      <text:p text:style-name="P3">DYNAMIC</text:p>
      <text:p text:style-name="P3">LOOKUP</text:p>
      <text:p text:style-name="P3">ARP</text:p>
      <text:p text:style-name="Text_20_body">Az ip cím után opcionálisan megadható az ip cím típusa: <text:span text:style-name="T24">FIXIP, PRIVATE, EXTERNAL, DYNAMIC</text:span> vagy <text:span text:style-name="T18">PSEUDO</text:span>. A <text:span text:style-name="T18">FIXIP</text:span> és <text:span text:style-name="T18">PSEUDO</text:span> típusú ip címnek egyedinek kell lennie. a <text:span text:style-name="T18">DYNAMIC </text:span><text:span text:style-name="T29">típus esetén</text:span>, az ip címet nem kell megadni, ekkor ip cím nem kerül az adatbázis rekordba (NULL értékű lesz). Ha az ip cím típusa <text:span text:style-name="T18">PSEUDO</text:span>, akkor a <text:span text:style-name="T18">LOOKUP</text:span> és <text:span text:style-name="T18">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8">WORKSTATION</text:span> kulcsszó rövidíthető <text:span text:style-name="T18">WKS</text:span>-nek is.</text:p>
      <text:p text:style-name="Text_20_body">Egy eszköz esetén mindig létr<text:span text:style-name="T47">e</text:span>jön egy hozzárendelt port is, alapértelmezett tulajdonságokkal. Ezeket természetesen megváltoztathatjuk. A par<text:span text:style-name="T47">a</text:span>métereknél, ha más portot még nem hoztunk létre, ill. más portra még nem hivatkoztunk, akkor a port nevére a &amp;@ , vagy indexére a #@ karakterpárral hivatkozh<text:span text:style-name="T47">a</text:span>tunk.</text:p>
      <text:p text:style-name="Text_20_body">A paraméterek lehetnek a következőek:</text:p>
      <text:list xml:id="list2638432491592920963" text:style-name="L10">
        <text:list-item>
          <text:p text:style-name="P41"><text:span text:style-name="T9">NOTE</text:span><text:span text:style-name="T8"> </text:span><text:span text:style-name="T10">&lt;leírás&gt;</text:span><text:span text:style-name="T8"> </text:span><text:span text:style-name="T9">;<text:line-break/></text:span>A leírás alternatívan így is beállítható, ha kétszer adjuk meg, akkor az utolsó lesz az érvényes</text:p>
        </text:list-item>
        <text:list-item>
          <text:p text:style-name="P41"><text:span text:style-name="T9">PLACE</text:span><text:span text:style-name="T8"> </text:span><text:span text:style-name="T10">&lt;név&gt;</text:span> <text:span text:style-name="T9">;</text:span><text:span text:style-name="T18"><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41"><text:span text:style-name="T9">ALARM MESSAGE </text:span><text:span text:style-name="T12">&lt;üzenet&gt;</text:span><text:span text:style-name="T9">;<text:line-break/></text:span><text:span text:style-name="T17">Egy opcionális üzenet, az eszközre vonatkozó riasztás esetére. A </text:span><text:span text:style-name="T9">MESSAGE</text:span><text:span text:style-name="T17"> kulcsszó rövidíthető </text:span><text:span text:style-name="T9">MSG</text:span><text:span text:style-name="T17">-nek.</text:span></text:p>
        </text:list-item>
        <text:list-item>
          <text:p text:style-name="P41"><text:span text:style-name="T9">SET</text:span><text:span text:style-name="T8"> </text:span><text:span text:style-name="T10">&lt;mező név&gt;</text:span><text:span text:style-name="T8"> </text:span><text:span text:style-name="T9">=</text:span><text:span text:style-name="T8"> </text:span><text:span text:style-name="T10">&lt;érték&gt;</text:span><text:span text:style-name="T9">;</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41"><text:span text:style-name="T9">ALARM PLACE GROUP </text:span><text:span text:style-name="T11">&lt;csoport név&gt;</text:span><text:span text:style-name="T9"> ;<text:line-break/></text:span>Definiálja a munkaállomáson futó diszpécser program számára, mely riasztások megjelenítése szükséges az adott állomáson.<text:span text:style-name="T9"><text:line-break/></text:span>Egy előzőleg már létrehozott port egy tulajdonságának a megadása.</text:p>
        </text:list-item>
        <text:list-item>
          <text:p text:style-name="P41"><text:span text:style-name="T14">ADD PORT </text:span><text:span text:style-name="T12">[&lt;index&gt;]</text:span><text:span text:style-name="T10"> &lt;típus&gt; &lt;név&gt; [&lt;leírás&gt;]</text:span><text:span text:style-name="T9">;<text:line-break/></text:span>Egy port definiálása. Ahol &lt;név&gt; a port neve, a &lt;leírás&gt; opcionálisan egy leírás, vagy megjegyzés a porthoz, a &lt;típus&gt; pedig a port típusa. <text:s/>A port név egy eszközön belül egyedi kell hogy legyen. Egy portnak van ugyan sorszáma, de nem kötelező, ha megadjuk egyedinek kell lennie egy eszközre. A port indexnél megadhatjuk a #+@ kifejezést is, ekkor az index az előző index +1 lesz.</text:p>
        </text:list-item>
        <text:list-item>
          <text:p text:style-name="P41"><text:span text:style-name="T9">ADD PORTS </text:span><text:span text:style-name="T12">&lt;tleírásípus&gt; [</text:span><text:span text:style-name="T14">OFFS</text:span><text:span text:style-name="T12"> &lt;név offs.&gt;] </text:span><text:span text:style-name="T14">FROM</text:span><text:span text:style-name="T16"> &lt;tol&gt;</text:span><text:span text:style-name="T9"> TO </text:span><text:span text:style-name="T16">&lt;ig&gt;</text:span><text:span text:style-name="T11"> </text:span><text:span text:style-name="T12">[</text:span><text:span text:style-name="T14">OFFS</text:span><text:span text:style-name="T11"> </text:span><text:span text:style-name="T12">&lt;sorszám offs.&gt;]</text:span><text:span text:style-name="T11"><text:line-break/><text:tab/></text:span><text:span text:style-name="T16">&lt;név minta&gt;</text:span><text:span text:style-name="T11">;<text:line-break/></text:span>Egy port sorozat hozzáadása a node-hoz. A paraméterek értelmezését lásd. a PATCH-nál az ADD PORTS kulcsszavakat.</text:p>
        </text:list-item>
        <text:list-item>
          <text:p text:style-name="P41"><text:span text:style-name="T9">ADD SENSORS </text:span><text:span text:style-name="T10">[</text:span><text:span text:style-name="T14">OFFS</text:span><text:span text:style-name="T10"> &lt;név offs.&gt;] </text:span><text:span text:style-name="T14">FROM</text:span><text:span text:style-name="T10"> &lt;tol&gt;</text:span><text:span text:style-name="T8"> </text:span><text:span text:style-name="T9">TO</text:span><text:span text:style-name="T8"> </text:span><text:span text:style-name="T10">&lt;ig&gt; [</text:span><text:span text:style-name="T14">OFFS</text:span><text:span text:style-name="T10"> &lt;sorszám offs.&gt;]<text:line-break/><text:tab/>&lt;név minta&gt; &lt;ip&gt;</text:span><text:span text:style-name="T9">;<text:line-break/></text:span>Egy port sorozat hozzáadása a host-hoz. A paraméterek értelmezését lásd. a <text:span text:style-name="T18">PATCH</text:span>-nál az <text:span text:style-name="T18">ADD PORTS</text:span> kulcsszavakat. A portok típusa 'sensors' lesz. Az utolsó paraméter az első port IP címét definiálja, amely a további definiált portoknál eggyel növekszik (a cím típusa PSEUDO).</text:p>
        </text:list-item>
        <text:list-item>
          <text:p text:style-name="P41"><text:span text:style-name="T9">PORT </text:span><text:span text:style-name="T12">&lt;index&gt;</text:span><text:span text:style-name="T9"> TYPE</text:span><text:span text:style-name="T12"> [&lt;üj index&gt;] &lt;típus&gt; &lt;név&gt; &lt;leírás&gt;</text:span><text:span text:style-name="T9">;<text:line-break/></text:span>Az implicit létrehozott port paramétereinek a megadására használható, ha az alapértelmezett értékek nem megfelelőek. Ekkor ennek kell lennie az első port hivatkozásnak, és a port indexre a #@-al hivatkozhatunk.</text:p>
        </text:list-item>
        <text:list-item>
          <text:p text:style-name="P41"><text:span text:style-name="T9">PORT </text:span><text:span text:style-name="T12">&lt;index&gt;</text:span><text:span text:style-name="T9"> </text:span><text:span text:style-name="T14">NAME</text:span><text:span text:style-name="T9"> </text:span><text:span text:style-name="T12">&lt;új név&gt;</text:span><text:span text:style-name="T9">;<text:line-break/>PORT</text:span><text:span text:style-name="T8"> </text:span><text:span text:style-name="T10">&lt;név&gt;</text:span><text:span text:style-name="T8"> </text:span><text:span text:style-name="T14">NOTE</text:span><text:span text:style-name="T8"> </text:span><text:span text:style-name="T10">&lt;leírás&gt;</text:span><text:span text:style-name="T9">;<text:line-break/>PORT </text:span><text:span text:style-name="T12">&lt;index&gt;</text:span><text:span text:style-name="T9"> </text:span><text:span text:style-name="T14">NOTE</text:span><text:span text:style-name="T9"> </text:span><text:span text:style-name="T12">&lt;leírás&gt;</text:span><text:span text:style-name="T9">;<text:line-break/></text:span><text:soft-page-break/><text:span text:style-name="T9">PORT </text:span><text:span text:style-name="T12">&lt;név&gt;</text:span><text:span text:style-name="T9"> SET </text:span><text:span text:style-name="T12">&lt;mező név&gt;</text:span><text:span text:style-name="T9"> = </text:span><text:span text:style-name="T13">&lt;érték&gt;</text:span><text:span text:style-name="T9">;<text:line-break/>PORT </text:span><text:span text:style-name="T12">&lt;index&gt;</text:span><text:span text:style-name="T9"> SET </text:span><text:span text:style-name="T12">&lt;mező név&gt;</text:span><text:span text:style-name="T9"> = </text:span><text:span text:style-name="T13">&lt;érték&gt;</text:span><text:span text:style-name="T9">;<text:line-break/>PORT </text:span><text:span text:style-name="T12">&lt;név&gt;</text:span><text:span text:style-name="T9"> PARAM </text:span><text:span text:style-name="T12">&lt;paraméter név&gt;</text:span><text:span text:style-name="T9"> = </text:span><text:span text:style-name="T13">&lt;érték&gt;</text:span><text:span text:style-name="T9">;<text:line-break/>PORT </text:span><text:span text:style-name="T12">&lt;index&gt;</text:span><text:span text:style-name="T9"> PARAM </text:span><text:span text:style-name="T12">&lt;paraméter név&gt;</text:span><text:span text:style-name="T9"> = </text:span><text:span text:style-name="T13">&lt;érték&gt;</text:span><text:span text:style-name="T9">;<text:line-break/></text:span>A hivatkozott port megadott paraméterének a módosítása.</text:p>
        </text:list-item>
        <text:list-item>
          <text:p text:style-name="P41"><text:span text:style-name="T14">ADD PORT </text:span><text:span text:style-name="T12">[</text:span><text:span text:style-name="T10">&lt;index&gt;] &lt;típus&gt; &lt;név&gt; &lt;ip hiv.&gt; &lt;mac hiv.&gt; [&lt;leírás&gt;]</text:span><text:span text:style-name="T9">;<text:line-break/></text:span>Egy port definiálása. Ahol az &lt;index&gt; egy opcionális sorszám, &lt;név&gt; a port neve, a &lt;leírás&gt; opcionálisan egy leírás, vagy megjegyzés a porthoz, a &lt;típus&gt; pedig a port típusa :</text:p>
          <text:list>
            <text:list-item>
              <text:p text:style-name="P17">sensor<text:tab/>Sensor port</text:p>
            </text:list-item>
            <text:list-item>
              <text:p text:style-name="P17">rs485<text:tab/>RS-485 Serial bus interface</text:p>
            </text:list-item>
            <text:list-item>
              <text:p text:style-name="P17">iic<text:tab/>IIC Serial bus interface</text:p>
            </text:list-item>
            <text:list-item>
              <text:p text:style-name="P17">ethernet<text:tab/>Ethernet Interface (UTP)</text:p>
            </text:list-item>
            <text:list-item>
              <text:p text:style-name="P17">veth<text:tab/>Virtuális ethernet</text:p>
            </text:list-item>
            <text:list-item>
              <text:p text:style-name="P17">wireless<text:tab/>Wireless ethernet interface</text:p>
            </text:list-item>
            <text:list-item>
              <text:p text:style-name="P17">ppp<text:tab/>Point to Point protcol interface</text:p>
            </text:list-item>
            <text:list-item>
              <text:p text:style-name="P17">softwareloopback<text:tab/>Software loopback interface</text:p>
            </text:list-item>
            <text:list-item>
              <text:p text:style-name="P17">rs232<text:tab/>RS232 Interface</text:p>
            </text:list-item>
            <text:list-item>
              <text:p text:style-name="P17">virtual<text:tab/>Vlan interfész</text:p>
            </text:list-item>
            <text:list-item>
              <text:p text:style-name="P17">multiplexor<text:tab/>Trunk</text:p>
            </text:list-item>
            <text:list-item>
              <text:p text:style-name="P17">adsl<text:tab/>Asymmetric Digital Subscriber Loop</text:p>
            </text:list-item>
            <text:list-item>
              <text:p text:style-name="P17">tunnel<text:tab/>Encapsulation interface</text:p>
            </text:list-item>
            <text:list-item>
              <text:p text:style-name="P17">digitalPowerline<text:tab/>IP over Power Lines</text:p>
            </text:list-item>
            <text:list-item>
              <text:p text:style-name="P17">usb<text:tab/>USB Interface</text:p>
            </text:list-item>
          </text:list>
          <text:p text:style-name="P41">A lista bővíthető, de magát lista bővítést az import nem támogatja.<text:line-break/>Az ip hivatkozás a következőképpen nézhet ki:</text:p>
          <text:list text:continue-numbering="true">
            <text:list-item>
              <text:p text:style-name="P42"><text:span text:style-name="T1">&lt;ip cím&gt; [</text:span><text:span text:style-name="T24">/</text:span><text:span text:style-name="T1">&lt;ip typus&gt;</text:span>]<text:tab/>Az ip cím megadása az opcionális típussal</text:p>
            </text:list-item>
            <text:list-item>
              <text:p text:style-name="P42"><text:span text:style-name="T18">DINAMIC<text:tab/></text:span>Dinamikus ip cím, a cím nem ismert.</text:p>
            </text:list-item>
            <text:list-item>
              <text:p text:style-name="P42"><text:span text:style-name="T18">NULL<text:tab/></text:span>Dinamikus ip cím, a cím nem ismert.</text:p>
            </text:list-item>
            <text:list-item>
              <text:p text:style-name="P42"><text:span text:style-name="T18">ARP<text:tab/></text:span>Az ip cím a mac alapján a lekérdezett ARP táblákból.</text:p>
            </text:list-item>
          </text:list>
          <text:p text:style-name="P41">A mac cím hivatkozás a következőképpen nézhet ki:</text:p>
          <text:list text:continue-numbering="true">
            <text:list-item>
              <text:p text:style-name="P43"><text:span text:style-name="T1">&lt;mac cím&gt;<text:tab/></text:span>A mac cím közvetlen megadása.</text:p>
            </text:list-item>
            <text:list-item>
              <text:p text:style-name="P24">MAC(<text:span text:style-name="T2">&lt;string kifejezés&gt;</text:span>)<text:tab/><text:span text:style-name="T29">A string kifejezést mac-címmé konvertálja.</text:span></text:p>
            </text:list-item>
            <text:list-item>
              <text:p text:style-name="P43"><text:span text:style-name="T18">ARP<text:tab/></text:span>A mac cím az ip alapján a lekérdezett ARP táblákból.</text:p>
            </text:list-item>
            <text:list-item>
              <text:p text:style-name="P43"><text:span text:style-name="T18">NULL<text:tab/></text:span>Nincs megadva mac cím.</text:p>
            </text:list-item>
            <text:list-item>
              <text:p text:style-name="P43"><text:span text:style-name="T18">&lt;@</text:span><text:tab/>Az előző hivatkozott porttal azonos mac cím.</text:p>
            </text:list-item>
            <text:list-item>
              <text:p text:style-name="P43"><text:span text:style-name="T18">&lt;</text:span><text:span text:style-name="T1">&lt;port index&gt;</text:span><text:tab/>A megadott indexű porttal azonos mac cím.</text:p>
            </text:list-item>
          </text:list>
        </text:list-item>
        <text:list-item>
          <text:p text:style-name="P41"><text:span text:style-name="T9">PORT</text:span><text:span text:style-name="T8"> </text:span><text:span text:style-name="T10">&lt;név&gt;</text:span><text:span text:style-name="T8"> </text:span><text:span text:style-name="T9">ADD ADDRESS </text:span><text:span text:style-name="T12">&lt;ip hiv.&gt;</text:span><text:span text:style-name="T9"> </text:span><text:span text:style-name="T13">[&lt;leírás&gt;]</text:span><text:span text:style-name="T15">;</text:span><text:span text:style-name="T9"><text:line-break/>PORT </text:span><text:span text:style-name="T12">&lt;index&gt;</text:span><text:span text:style-name="T9"> ADD ADDRESS </text:span><text:span text:style-name="T12">&lt;ip hiv.&gt;</text:span><text:span text:style-name="T9"> </text:span><text:span text:style-name="T13">[&lt;leírás&gt;]</text:span><text:span text:style-name="T9">;<text:line-break/></text:span>Egy előzőleg már létrehozott porthoz egy további cím hozzárendelése. Az ip hivatkozásban kötelező megadni egy ip címet, és az opcionális típusok a <text:span text:style-name="T18">FIXIP</text:span>, <text:span text:style-name="T18">PRIVATE</text:span> és <text:span text:style-name="T18">PSEUUDO</text:span> lehetnek, az alapértelmezés a <text:span text:style-name="T18">FIXIP</text:span>.</text:p>
        </text:list-item>
        <text:list-item>
          <text:p text:style-name="P41"><text:span text:style-name="T9">PORT</text:span><text:span text:style-name="T8"> </text:span><text:span text:style-name="T10">&lt;név&gt;</text:span><text:span text:style-name="T8"> </text:span><text:span text:style-name="T9">VLAN</text:span><text:span text:style-name="T8"> </text:span><text:span text:style-name="T10">&lt;vlan&gt; [&lt;típus&gt; [&lt;beállítás típusa&gt;]]</text:span><text:span text:style-name="T9">;<text:line-break/>PORT</text:span><text:span text:style-name="T8"> </text:span><text:span text:style-name="T10">&lt;index&gt;</text:span><text:span text:style-name="T8"> </text:span><text:span text:style-name="T9">VLAN</text:span><text:span text:style-name="T8"> </text:span><text:span text:style-name="T10">&lt;vlan&gt; [&lt;típus&gt; [&lt;beállítás típusa&gt;]]</text:span><text:span text:style-name="T9">;</text:span><text:line-break/>Port -vlan összerendelések megadása. Ahol:</text:p>
          <text:list>
            <text:list-item>
              <text:p text:style-name="P41">&lt;vlan&gt;<text:tab/>Egy létező vlan neve</text:p>
            </text:list-item>
            <text:list-item>
              <text:p text:style-name="P41">&lt;típus&gt;<text:tab/>Összerendelés vagy viszony típusa:</text:p>
              <text:list>
                <text:list-item>
                  <text:p text:style-name="P44">no<text:tab/>Nincs hozzárendelés.</text:p>
                </text:list-item>
                <text:list-item>
                  <text:p text:style-name="P44">unknown<text:tab/>Ismeretlen</text:p>
                </text:list-item>
                <text:list-item>
                  <text:p text:style-name="P44">forbidden<text:tab/>Tiltott</text:p>
                </text:list-item>
                <text:list-item>
                  <text:p text:style-name="P44">autó<text:span text:style-name="T2">leírás</text:span><text:tab/>Automatikus</text:p>
                </text:list-item>
                <text:list-item>
                  <text:p text:style-name="P44">tagged<text:tab/>cimkézett</text:p>
                </text:list-item>
                <text:list-item>
                  <text:p text:style-name="P44">untagged<text:tab/>nem cimkézett</text:p>
                </text:list-item>
                <text:list-item>
                  <text:p text:style-name="P44">virtual</text:p>
                </text:list-item>
                <text:list-item>
                  <text:p text:style-name="P44">hard<text:tab/>nem logikailag összerendelt (logikailag egyenértékű au. mint az untagged) alapértelmezett</text:p>
                </text:list-item>
              </text:list>
            </text:list-item>
            <text:list-item>
              <text:p text:style-name="P41"><text:span text:style-name="T10">&lt;beállítás típusa&gt;<text:tab/></text:span>Az összerendelés forrását adja meg.</text:p>
              <text:list>
                <text:list-item>
                  <text:p text:style-name="P41"><text:soft-page-break/>auto<text:tab/>autómatikus.</text:p>
                </text:list-item>
                <text:list-item>
                  <text:p text:style-name="P41">query<text:tab/>Az összerendelés egy lekérdezés eredménye.</text:p>
                </text:list-item>
                <text:list-item>
                  <text:p text:style-name="P41">manual<text:tab/>Az összerendelés manuálisan történt (ez az alapértelmezés)</text:p>
                </text:list-item>
              </text:list>
            </text:list-item>
          </text:list>
        </text:list-item>
        <text:list-item>
          <text:p text:style-name="P41"><text:span text:style-name="T11">PORT</text:span><text:span text:style-name="T10"> &lt;név&gt; </text:span><text:span text:style-name="T11">VLANS</text:span><text:span text:style-name="T10"> &lt;vlan lista&gt; </text:span><text:span text:style-name="T9">;<text:line-break/></text:span><text:span text:style-name="T11">PORT</text:span><text:span text:style-name="T10"> &lt;index&gt; </text:span><text:span text:style-name="T11">VLANS</text:span><text:span text:style-name="T10"> &lt;vlan lista&gt; </text:span><text:span text:style-name="T9">;</text:span><text:line-break/>Több vlan összerendelése ugyanazzal a portal. A típusok tagged és manual.</text:p>
        </text:list-item>
        <text:list-item>
          <text:p text:style-name="P41"><text:span text:style-name="T12">[</text:span><text:span text:style-name="T9">READ</text:span><text:span text:style-name="T12">]</text:span><text:span text:style-name="T9"> COMMUNITY </text:span><text:span text:style-name="T12">&lt;community&gt;</text:span><text:span text:style-name="T9"> ;<text:line-break/>WRITE COMMUNITY </text:span><text:span text:style-name="T12">&lt;community&gt;</text:span><text:span text:style-name="T9"> ;<text:line-break/></text:span>Csak SNMP képes eszközök esetén a community stringek megadása. Alapértelmezett a „public”.</text:p>
        </text:list-item>
        <text:list-item>
          <text:p text:style-name="P41"><text:span text:style-name="T9">PORTS BY SNMP </text:span><text:span text:style-name="T12">[&lt;read community&gt;]</text:span><text:span text:style-name="T9">;<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18">FOR</text:span> makró jellegű kifejez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24">:</text:span><text:span text:style-name="T2">&lt;p.név&gt;[</text:span><text:span text:style-name="T24">/</text:span><text:span text:style-name="T2">&lt;sh.&gt;] <text:s text:c="2"/></text:span><text:span text:style-name="T24">&amp; </text:span><text:span text:style-name="T2">[&lt;n.név&gt;] </text:span><text:span text:style-name="T24">:</text:span><text:span text:style-name="T2"> &lt;p.név&gt;[</text:span><text:span text:style-name="T24">/</text:span><text:span text:style-name="T2">&lt;sh.&gt;] </text:span><text:span text:style-name="T12">[&lt;leírás&gt;]</text:span><text:span text:style-name="T24">;</text:span></text:p>
      <text:p text:style-name="example"><text:span text:style-name="T24"><text:s text:c="3"/></text:span><text:span text:style-name="T2">[&lt;n.név&gt;]</text:span><text:span text:style-name="T24">:</text:span><text:span text:style-name="T2">&lt;p.sorzs.&gt;[</text:span><text:span text:style-name="T24">/</text:span><text:span text:style-name="T2">&lt;sh.&gt;]</text:span><text:span text:style-name="T24">&amp; </text:span><text:span text:style-name="T2">[&lt;n.név&gt;] </text:span><text:span text:style-name="T24">:</text:span><text:span text:style-name="T2"> &lt;port sorsz.&gt;[</text:span><text:span text:style-name="T24">/</text:span><text:span text:style-name="T2">&lt;sh.&gt;] </text:span><text:span text:style-name="T12">[&lt;leírás&gt;]</text:span><text:span text:style-name="T24">;</text:span></text:p>
      <text:p text:style-name="example"><text:span text:style-name="T24"><text:s text:c="3"/></text:span><text:span text:style-name="T2">&lt;szám&gt;</text:span><text:span text:style-name="T24"> * </text:span><text:span text:style-name="T2">[&lt;eszköz név&gt;] </text:span><text:span text:style-name="T24">:</text:span><text:span text:style-name="T2"> &lt;port sorzs.&gt; </text:span><text:span text:style-name="T24">&amp;<text:tab/></text:span><text:span text:style-name="T2">[&lt;eszköz név&gt;] </text:span><text:span text:style-name="T24">:</text:span><text:span text:style-name="T2"> &lt;port sorsz.&gt;</text:span><text:span text:style-name="T24">;</text:span></text:p>
      <text:p text:style-name="example"><text:soft-page-break/>}</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9">// Név szerint port hivatkozás a jobb oldalon is.</text:span></text:p>
      <text:p text:style-name="example"><text:s text:c="4"/>:F14 &amp; "sw1":49;<text:tab/><text:span text:style-name="T29">// Index szerinti port hivatkozás a jobb oldalon</text:span></text:p>
      <text:p text:style-name="example">}</text:p>
      <text:p text:style-name="example">LINKS FRONT "PATCH1" TO END "switch11" {</text:p>
      <text:p text:style-name="example"><text:s text:c="4"/>:1/A &amp; :1;<text:tab/><text:span text:style-name="T29">// A panel 1-es portja elosztón keresztül</text:span></text:p>
      <text:p text:style-name="example"><text:s text:c="4"/>:1/B &amp; :2;<text:tab/><text:span text:style-name="T29">//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END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text:soft-page-break/>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SERVICE <text:span text:style-name="T2">&lt;név&gt; [&lt;leírás&gt;]</text:span> {</text:p>
      <text:p text:style-name="example"><text:s text:c="4"/><text:span text:style-name="T2">&lt;paraméterek&gt;</text:span></text:p>
      <text:p text:style-name="example">}</text:p>
      <text:p text:style-name="Text_20_body">Ahol a &lt;név a szolgáltatás típus neve, a &lt;leírás&gt; pedig egy opcionális leírás, vagy megjegyzés.</text:p>
      <text:p text:style-name="Text_20_body">A paraméterek:</text:p>
      <text:list xml:id="list142220494937594" text:continue-list="list142220001696923" text:style-name="List_20_1">
        <text:list-item>
          <text:p text:style-name="P19"><text:span text:style-name="T1">{</text:span><text:span text:style-name="T18">TCP</text:span><text:span text:style-name="T2">|</text:span><text:span text:style-name="T18">UDP</text:span><text:span text:style-name="T1">}</text:span> <text:span text:style-name="T1">[&lt;port&gt;]</text:span><text:span text:style-name="T18">;</text:span><text:line-break/>A szolgáltatáshoz tartozó protokoll és az opcionális port szám megadása.</text:p>
        </text:list-item>
        <text:list-item>
          <text:p text:style-name="P19"><text:span text:style-name="T18">{ICMP</text:span><text:span text:style-name="T1">|</text:span><text:span text:style-name="T18">IP</text:span><text:span text:style-name="T1">|</text:span><text:span text:style-name="T18">NIL</text:span><text:span text:style-name="T1">|</text:span><text:span text:style-name="T18">PROTOCOL</text:span><text:span text:style-name="T1"> &lt;név&gt;}</text:span><text:span text:style-name="T24">;</text:span><text:span text:style-name="T1"><text:line-break/></text:span><text:span text:style-name="T25">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19"><text:span text:style-name="T24">ALARM MESSAGE </text:span><text:span text:style-name="T25"><text:s/></text:span><text:span text:style-name="T1">&lt;string&gt;</text:span><text:span text:style-name="T24">;<text:line-break/></text:span><text:span text:style-name="T26">Riasztás esetén használt üzenet megadása. A MESSAGE kulcsszó rövidíthető MSG-nek is.</text:span></text:p>
        </text:list-item>
        <text:list-item>
          <text:p text:style-name="P19"><text:span text:style-name="T24">SUPERIOR SERVICE MASK</text:span><text:span text:style-name="T25"> </text:span><text:span text:style-name="T1">&lt;mask&gt;</text:span><text:span text:style-name="T24">;</text:span><text:span text:style-name="T25"><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19"><text:span text:style-name="T24">COMMAND</text:span><text:span text:style-name="T25"> </text:span><text:span text:style-name="T2">&lt;string&gt;</text:span><text:span text:style-name="T24">;<text:line-break/></text:span>Ha szolgáltatáshoz tartozik alapértelmezett parancs, annak megadása<text:span text:style-name="T26">. A </text:span><text:span text:style-name="T24">COMMAND</text:span><text:span text:style-name="T26"> kulcsszó rövidíthető </text:span><text:span text:style-name="T24">CMD</text:span><text:span text:style-name="T26">-nek is.</text:span></text:p>
        </text:list-item>
        <text:list-item>
          <text:p text:style-name="P25"><text:span text:style-name="T25">PROPERTIES </text:span><text:span text:style-name="T2">&lt;sring&gt;</text:span><text:span text:style-name="T25"> ;</text:span></text:p>
          <text:p text:style-name="P19">Egy általános paraméter mező. A szeparátor s ':', és ez a kezdő és záró karakter is. A szeparátorok között paraméter név és egy opcionális paraméter érték adható meg elválasztó jel az '='. A <text:span text:style-name="T18">PROPERTIES</text:span> rövidíthető <text:span text:style-name="T18">PROP</text:span>-nak is.</text:p>
          <text:p text:style-name="P18">A mezőben megadott paraméterek jelentése (nem teljes lista, egyedi paraméterek megadása is lehetséges):</text:p>
        </text:list-item>
      </text:list>
      <text:list xml:id="list1172574340230048060" text:style-name="L11">
        <text:list-item>
          <text:p text:style-name="P45">daemon</text:p>
          <text:list>
            <text:list-item>
              <text:p text:style-name="P45">continue<text:tab/>Folyamatosan futó program, csak akkor lép ki, ha hiba van, vagy leállítják.</text:p>
            </text:list-item>
            <text:list-item>
              <text:p text:style-name="P45">polling<text:tab/>Időzítve hívott program, ha elvégezte a feladatát, akkor kilép.</text:p>
            </text:list-item>
            <text:list-item>
              <text:p text:style-name="P45">respawn<text:tab/>Folyamatosan futtatandó program, ha kilép újra kell indítani.</text:p>
            </text:list-item>
          </text:list>
        </text:list-item>
        <text:list-item>
          <text:p text:style-name="P46">inspector</text:p>
          <text:list>
            <text:list-item>
              <text:p text:style-name="P46">timed <text:tab/>Időzített</text:p>
            </text:list-item>
            <text:list-item>
              <text:p text:style-name="P46">thread<text:tab/>Időzített, saját szállal</text:p>
            </text:list-item>
            <text:list-item>
              <text:p text:style-name="P46">continue<text:tab/>Saját szál belső ütemezés ill. folyamatos</text:p>
            </text:list-item>
            <text:list-item>
              <text:p text:style-name="P46">passive<text:tab/>Valamilyen lekérdezés járulékos eredményeként</text:p>
            </text:list-item>
          </text:list>
        </text:list-item>
        <text:list-item>
          <text:p text:style-name="P46">superior<text:tab/>Alárendelteket (passive) ellenőrző eljárásokat hív, szolgál ki.</text:p>
          <text:list>
            <text:list-item>
              <text:p text:style-name="P45"><text:span text:style-name="T2">&lt;üres&gt;</text:span><text:span text:style-name="T26"><text:tab/>Alárendelt viszony,automatikus</text:span></text:p>
            </text:list-item>
            <text:list-item>
              <text:p text:style-name="P46">custom<text:tab/>egyedileg kezelt (a cInspector objektum nem ovassa be az alárendelteket, azok egyedileg kezelendőek)</text:p>
            </text:list-item>
          </text:list>
        </text:list-item>
        <text:list-item>
          <text:p text:style-name="P46">protocol<text:tab/>Protokol, módszer a szolgáltatás végrehajtásához</text:p>
        </text:list-item>
        <text:list-item>
          <text:p text:style-name="P46">ifType<text:tab/>A szolgáltatás hierarhia mely port típus linkjével azonos (paraméter: interface típus neve)</text:p>
        </text:list-item>
        <text:list-item>
          <text:p text:style-name="P46">serial<text:tab/>Serial port paraméterei pl.: "serial=19200 7E1 No"</text:p>
        </text:list-item>
        <text:list-item>
          <text:p text:style-name="P46">logrot<text:tab/>Log az stderr-re, log fájlt a superior kezeli. Log fájl rotálása (par1: max méret, par2: arhiv [db])</text:p>
        </text:list-item>
        <text:list-item>
          <text:p text:style-name="P46">lognull<text:tab/>A superior az stderr és stdout-ot a null-ba irányítja. A szolgáltatás önállóan loggol.</text:p>
        </text:list-item>
        <text:list-item>
          <text:p text:style-name="P46"><text:soft-page-break/>tcp<text:tab/>Alternatív TCP port megadása, paraméter a port száma</text:p>
        </text:list-item>
        <text:list-item>
          <text:p text:style-name="P46">udp<text:tab/>Alternatív UDP port megadása, paraméter a port száma</text:p>
        </text:list-item>
      </text:list>
      <text:list xml:id="list142220984600495" text:continue-list="list142220494937594" text:style-name="List_20_1">
        <text:list-item>
          <text:p text:style-name="P19"><text:span text:style-name="T24">MAX CHECK ATTEMPTS</text:span><text:span text:style-name="T26"> </text:span><text:span text:style-name="T2">&lt;szám&gt;</text:span><text:span text:style-name="T24">;<text:line-break/>NORMAL CHECK INTERVAL </text:span><text:span text:style-name="T2">&lt;szám&gt;</text:span><text:span text:style-name="T24">;<text:line-break/>RETRY CHECK INTERVAL </text:span><text:span text:style-name="T2">&lt;szám&gt;</text:span><text:span text:style-name="T24">;<text:line-break/>FLAPPING INTERVAL </text:span><text:span text:style-name="T2">&lt;string&gt;</text:span><text:span text:style-name="T24">;<text:line-break/>FLAPPING MAX CHANGE </text:span><text:span text:style-name="T2">&lt;szám&gt;</text:span><text:span text:style-name="T24">;<text:line-break/></text:span><text:span text:style-name="T26">Alapértelmezett értékek, lásd később.</text:span></text:p>
        </text:list-item>
        <text:list-item>
          <text:p text:style-name="P19"><text:span text:style-name="T24">SET</text:span><text:span text:style-name="T26"> </text:span><text:span text:style-name="T2">&lt;mező név&gt;</text:span><text:span text:style-name="T26"> </text:span><text:span text:style-name="T24">=</text:span><text:span text:style-name="T26"> </text:span><text:span text:style-name="T2">&lt;érték&gt;</text:span><text:span text:style-name="T26"> </text:span><text:span text:style-name="T24">;<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Példák</text:h>
      <text:p text:style-name="Text_20_body">Néhány protokoll definíció:</text:p>
      <text:p text:style-name="P2">SERVICE local <text:s text:c="6"/>"local service" <text:s text:c="8"/>{ NIL; <text:s text:c="5"/>PROP ":PROTOCOL:"; }</text:p>
      <text:p text:style-name="P2">SERVICE snmp <text:s text:c="7"/>snmp <text:s text:c="19"/>{ UDP 161; <text:s/>PROP ":PROTOCOL:"; }</text:p>
      <text:p text:style-name="Text_20_body">Aktív „szolgáltatás”-ok:</text:p>
      <text:p text:style-name="P2">SERVICE lv2d "Lanview2 super server" {</text:p>
      <text:p text:style-name="P2"><text:s text:c="4"/>NIL;</text:p>
      <text:p text:style-name="P2"><text:s text:c="4"/>PROP ":daemon=continue:inspector=timed:superior:";</text:p>
      <text:p text:style-name="P2"><text:s text:c="4"/>NORMAL CHECK INTERVAL <text:s/>60;</text:p>
      <text:p text:style-name="P2"><text:s text:c="4"/>RETRY CHECK INTERVAL <text:s text:c="2"/>60;</text:p>
      <text:p text:style-name="P2">}</text:p>
      <text:p text:style-name="P2">SERVICE import "import daemon" {</text:p>
      <text:p text:style-name="P2"><text:s text:c="4"/>NIL;</text:p>
      <text:p text:style-name="P2"><text:s text:c="4"/>PROP ":daemon=respawn:";</text:p>
      <text:p text:style-name="P2"><text:s text:c="4"/>COMMAND "import -D";</text:p>
      <text:p text:style-name="P2"><text:s text:c="4"/>NORMAL CHECK INTERVAL 300;</text:p>
      <text:p text:style-name="P2"><text:s text:c="4"/>RETRY CHECK INTERVAL <text:s/>300;</text:p>
      <text:p text:style-name="P2">}</text:p>
      <text:p text:style-name="P2"/>
      <text:p text:style-name="P2">SERVICE portstat "Device port status query daemon" {</text:p>
      <text:p text:style-name="P2"><text:s text:c="4"/>NIL;</text:p>
      <text:p text:style-name="P2"><text:s text:c="4"/>PROP ":daemon=contimue:inspector=timed:superior:";</text:p>
      <text:p text:style-name="P2"><text:s text:c="4"/>COMMAND "portstat";</text:p>
      <text:p text:style-name="P2"><text:s text:c="4"/>NORMAL CHECK INTERVAL 300;</text:p>
      <text:p text:style-name="P2"><text:s text:c="4"/>RETRY CHECK INTERVAL <text:s/>300;</text:p>
      <text:p text:style-name="P2">}</text:p>
      <text:p text:style-name="P2"/>
      <text:p text:style-name="P2">SERVICE arpd <text:s text:c="7"/>"Arp daemon" {</text:p>
      <text:p text:style-name="P2"><text:s text:c="4"/>NIL;</text:p>
      <text:p text:style-name="P2"><text:s text:c="4"/>PROP ":daemon=continue:inspector=timed:superior:";</text:p>
      <text:p text:style-name="P2"><text:s text:c="4"/>COMMAND "arpd";</text:p>
      <text:p text:style-name="P2"><text:s text:c="4"/>NORMAL CHECK INTERVAL <text:s/>600;</text:p>
      <text:p text:style-name="P2"><text:s text:c="4"/>RETRY CHECK INTERVAL <text:s text:c="2"/>600;</text:p>
      <text:p text:style-name="P2">}</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 text:c="4"/>MAX CHECK ATTEMPTS <text:s text:c="5"/>2;</text:p>
      <text:p text:style-name="example">}</text:p>
      <text:p text:style-name="Text_20_body">A pstat egy passzív szolgáltatás, definiálja, mely eszközöket kell lekérdezni, és milyen módszerrel (ezek az adatok már az <text:soft-page-break/>eszközzel való összerendeléskor adhatóak meg).</text:p>
      <text:p text:style-name="Text_20_body">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2">&lt;eszköz név&gt;</text:span><text:span text:style-name="T24">:</text:span><text:span text:style-name="T2">&lt;típus név&gt; [</text:span><text:span text:style-name="T24">:</text:span><text:span text:style-name="T2">&lt;port&gt;] [&lt;leírás&gt;]</text:span>;</text:p>
      <text:p text:style-name="example">HOST SERVICE <text:span text:style-name="T2">&lt;eszköz név&gt;</text:span><text:span text:style-name="T24">:</text:span><text:span text:style-name="T2">&lt;típus név&gt; [</text:span><text:span text:style-name="T24">:</text:span><text:span text:style-name="T2">&lt;port&gt;] [&lt;leírás&gt;]</text:span> {</text:p>
      <text:p text:style-name="example"><text:tab/><text:span text:style-name="T2">&lt;paraméterek&gt;</text:span></text:p>
      <text:p text:style-name="example">}</text:p>
      <text:p text:style-name="Text_20_body">Ahol az &lt;eszköz név&gt; egy <text:span text:style-name="T18">NODE</text:span>, <text:span text:style-name="T24">HOST</text:span> vagy <text:span text:style-name="T18">SNMPDEV</text:span> típusú objektumnak a neve, a &lt;típus név&gt; pedig egy szolgáltatás típusnak a neve.</text:p>
      <text:p text:style-name="Text_20_body">A paraméterek:</text:p>
      <text:list xml:id="list142220586618160" text:continue-numbering="true" text:style-name="List_20_1">
        <text:list-item>
          <text:p text:style-name="P19"><text:span text:style-name="T24">PRIME SERVICE </text:span><text:span text:style-name="T2">&lt;service&gt;</text:span><text:span text:style-name="T24"> ;<text:line-break/></text:span>Az ellenőrzés elsődleges módszerét azonosító, opcionális szerviz típus.</text:p>
        </text:list-item>
        <text:list-item>
          <text:p text:style-name="P19"><text:span text:style-name="T18">PROTOCOL SERVICE </text:span><text:span text:style-name="T2">&lt;service&gt;</text:span><text:span text:style-name="T18"> ;</text:span><text:line-break/>Az ellenőrzés módszerének opcionális további azonosításra szolgáló szerviz típus.</text:p>
        </text:list-item>
        <text:list-item>
          <text:p text:style-name="P19"><text:span text:style-name="T24">ALARM MESSAGE</text:span><text:span text:style-name="T25"> </text:span><text:span text:style-name="T1">&lt;string&gt;</text:span><text:span text:style-name="T24">;<text:line-break/></text:span><text:span text:style-name="T26">Riasztás esetén használt üzenet megadása. A MESSAGE kulcsszó rövidíthető MSG-nek is.</text:span></text:p>
        </text:list-item>
        <text:list-item>
          <text:p text:style-name="P19"><text:span text:style-name="T24">PORT</text:span><text:span text:style-name="T26"> </text:span><text:span text:style-name="T2">&lt;port név&gt;</text:span><text:span text:style-name="T24">;</text:span><text:span text:style-name="T26"><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9"><text:span text:style-name="T24">COMMAND</text:span><text:span text:style-name="T26"> </text:span><text:span text:style-name="T2">&lt;string&gt;</text:span><text:span text:style-name="T24">;</text:span><text:span text:style-name="T26"><text:line-break/>Hasonló szerepe van, mint a szolgáltatás típusnál, de természetesen itt a konkrét eszközhöz rendelt szolgáltatásra vonatkozik. Azt felülbírálja.</text:span></text:p>
        </text:list-item>
        <text:list-item>
          <text:p text:style-name="P19"><text:span text:style-name="T24">PROPERTIES </text:span><text:span text:style-name="T2">&lt;string&gt;</text:span><text:span text:style-name="T24"> ;</text:span><text:span text:style-name="T26"><text:line-break/>Hasonló szerepe van, mint a szolgáltatás típusnál, de természetesen itt a konkrét eszközhöz rendelt szolgáltatásra vonatkozik. Azt felülbírálja, ill. kiegészíti.</text:span></text:p>
        </text:list-item>
        <text:list-item>
          <text:p text:style-name="P19"><text:span text:style-name="T24">DELEGATE HOST STATE</text:span><text:span text:style-name="T26"> </text:span><text:span text:style-name="T2">&lt;flag&gt;</text:span><text:span text:style-name="T28">;</text:span><text:span text:style-name="T26"><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9"><text:span text:style-name="T24">SUPERIOR SERVICE</text:span><text:span text:style-name="T26"> </text:span><text:span text:style-name="T2">[&lt;eszköz név&gt;</text:span><text:span text:style-name="T24">:</text:span><text:span text:style-name="T2">[&lt;port név&gt;</text:span><text:span text:style-name="T24">:</text:span><text:span text:style-name="T2">]]&lt;szolgáltatás típus&gt;</text:span><text:span text:style-name="T24">;<text:line-break/></text:span><text:span text:style-name="T26">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47"><text:span text:style-name="T18">MAX CHECK ATTEMPTS</text:span> <text:span text:style-name="T1">&lt;szám&gt;</text:span><text:span text:style-name="T18">;</text:span><text:line-break/>A Nagios-ból kölcsönzött paraméter, hasonló jelentéssel.</text:p>
        </text:list-item>
        <text:list-item>
          <text:p text:style-name="P19"><text:span text:style-name="T24">NORMAL CHECK INTERVAL</text:span><text:span text:style-name="T26"> </text:span><text:span text:style-name="T2">&lt;szám&gt;</text:span><text:span text:style-name="T24">;</text:span><text:span text:style-name="T26"><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9"><text:span text:style-name="T24">RETRY CHECK INTERVAL</text:span><text:span text:style-name="T26"> </text:span><text:span text:style-name="T2">&lt;szám&gt;</text:span><text:span text:style-name="T24">;</text:span><text:span text:style-name="T26"><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9"><text:span text:style-name="T24">TIME PERIODS</text:span><text:span text:style-name="T26"> </text:span><text:span text:style-name="T2">&lt;név&gt;</text:span><text:span text:style-name="T24">;<text:line-break/></text:span><text:soft-page-break/><text:span text:style-name="T26">Azt adja meg, hogy a lekérdezés mely időintervallumokban történjen meg. Ha nincs megadva akkor az előre definiált „always” időintervallum az alapértelmezett.</text:span></text:p>
        </text:list-item>
        <text:list-item>
          <text:p text:style-name="P19"><text:span text:style-name="T24">OFF LINE GROUP</text:span><text:span text:style-name="T26"> </text:span><text:span text:style-name="T2">&lt;név&gt;</text:span><text:span text:style-name="T24">;</text:span><text:span text:style-name="T26"><text:line-break/>Riasztás esetén mely csoport tagjai kapjanak üzenetet.</text:span></text:p>
        </text:list-item>
        <text:list-item>
          <text:p text:style-name="P19"><text:span text:style-name="T24">ON LINE GROUP</text:span><text:span text:style-name="T26"> </text:span><text:span text:style-name="T2">&lt;név&gt;</text:span><text:span text:style-name="T24">;</text:span><text:span text:style-name="T26"><text:line-break/>A megadott csoport tagjainak a web felületen ennek a szolgáltatásnak a riasztásai meg fognak jelenni.</text:span></text:p>
        </text:list-item>
        <text:list-item>
          <text:p text:style-name="P19"><text:span text:style-name="T24">SET</text:span><text:span text:style-name="T26"> </text:span><text:span text:style-name="T2">&lt;mező név&gt;</text:span><text:span text:style-name="T26"> </text:span><text:span text:style-name="T24">=</text:span><text:span text:style-name="T26"> </text:span><text:span text:style-name="T2">&lt;érték&gt;</text:span><text:span text:style-name="T24">;</text:span><text:span text:style-name="T26"><text:line-break/>Egy mező értékének a közvetlen megadása.</text:span></text:p>
        </text:list-item>
      </text:list>
      <text:p text:style-name="P10">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 text:c="4"/>SUPERIOR SERVICE "lanview2.xyz.local":portstat;</text:p>
      <text:p text:style-name="P2"><text:s text:c="4"/>DELEGATE HOST STAT ON;</text:p>
      <text:p text:style-name="P2">}</text:p>
      <text:p text:style-name="P2">LINK END "sw1.xyz.local" TO END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5394741989335476769" text:style-name="L12">
        <text:list-item>
          <text:p text:style-name="P50"><text:span text:style-name="T18">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50"><text:span text:style-name="T24">SET</text:span><text:span text:style-name="T26"> </text:span><text:span text:style-name="T2">&lt;mező név&gt;</text:span><text:span text:style-name="T26"> </text:span><text:span text:style-name="T24">=</text:span><text:span text:style-name="T26"> </text:span><text:span text:style-name="T2">&lt;érték&gt;</text:span><text:span text:style-name="T24">;</text:span><text:span text:style-name="T26"><text:line-break/>Egy mező értékének a közvetlen megadása (a leíróban).</text:span></text:p>
        </text:list-item>
        <text:list-item>
          <text:p text:style-name="P48"><text:soft-page-break/>TABLE TITLE &lt;string&gt; ;</text:p>
          <text:p text:style-name="P48"/>
        </text:list-item>
        <text:list-item>
          <text:p text:style-name="P48">TABLE TYPE &lt;értékek&gt; ;</text:p>
          <text:p text:style-name="P48"><text:s/></text:p>
        </text:list-item>
        <text:list-item>
          <text:p text:style-name="P48">TABLE READ ONLY [&lt;flag&gt;] ;</text:p>
        </text:list-item>
        <text:list-item>
          <text:p text:style-name="P48">TABLE PROPERTIES &lt;string&gt; ;</text:p>
        </text:list-item>
        <text:list-item>
          <text:p text:style-name="P48">LEFT SHAPE &lt;shape név&gt; ;</text:p>
        </text:list-item>
        <text:list-item>
          <text:p text:style-name="P48">RIGHT SHAPE &lt;shape név&gt; ;</text:p>
        </text:list-item>
        <text:list-item>
          <text:p text:style-name="P48">REFINE &lt;string&gt; ;</text:p>
        </text:list-item>
        <text:list-item>
          <text:p text:style-name="P48">TABLE INHERIT TYPE &lt;típus&gt; ;</text:p>
        </text:list-item>
        <text:list-item>
          <text:p text:style-name="P48">INHERIT TABLE NAMES &lt;tábla nevek&gt; ;</text:p>
        </text:list-item>
        <text:list-item>
          <text:p text:style-name="P48">TABLE VIEW RIGHTS &lt;jog&gt; ;</text:p>
        </text:list-item>
        <text:list-item>
          <text:p text:style-name="P48">TABLE EDIT RIGHTS &lt;jog&gt; ;</text:p>
        </text:list-item>
        <text:list-item>
          <text:p text:style-name="P48">TABLE DELETE RIGHTS &lt;jog&gt; ;</text:p>
        </text:list-item>
        <text:list-item>
          <text:p text:style-name="P48">TABLE INSERT RIGHTS &lt;jog&gt; ;</text:p>
        </text:list-item>
        <text:list-item>
          <text:p text:style-name="P48">SET &lt;megjelenítendő mező név&gt;.&lt;mező leíró mező név&gt; = &lt;érték&gt; ;</text:p>
        </text:list-item>
        <text:list-item>
          <text:p text:style-name="P48">SET (&lt;megjelenítendő mező nevek&gt;).&lt;mező leíró mező név&gt; = &lt;érték&gt; ;</text:p>
        </text:list-item>
        <text:list-item>
          <text:p text:style-name="P48">FIELD &lt;megjelenítendő mező név&gt; TITLE &lt;string&gt; ;</text:p>
        </text:list-item>
        <text:list-item>
          <text:p text:style-name="P48">FIELD &lt;megjelenítendő mező név&gt; NOTE &lt;string&gt; ;</text:p>
        </text:list-item>
        <text:list-item>
          <text:p text:style-name="P48">FIELD &lt;megjelenítendő mező név&gt; TITLE &lt;title&gt; &lt;NOTE&gt; ;</text:p>
        </text:list-item>
        <text:list-item>
          <text:p text:style-name="P48">FIELD &lt;megjelenítendő mező név&gt; VIEW RIGHTS &lt;jog&gt; ;</text:p>
        </text:list-item>
        <text:list-item>
          <text:p text:style-name="P48">FIELD &lt;megjelenítendő mező név&gt; EDIT RIGHTS &lt;jog&gt; ;</text:p>
        </text:list-item>
        <text:list-item>
          <text:p text:style-name="P48">FIELD &lt;megjelenítendő mező név&gt; DELETE RIGHTS &lt;jog&gt; ;</text:p>
        </text:list-item>
        <text:list-item>
          <text:p text:style-name="P48">FIELD &lt;megjelenítendő mező név&gt; INSERT RIGHTS &lt;jog&gt; ;</text:p>
        </text:list-item>
        <text:list-item>
          <text:p text:style-name="P48">FIELD &lt;megjelenítendő mező név&gt; HIDE [&lt;flag&gt;] ;</text:p>
        </text:list-item>
        <text:list-item>
          <text:p text:style-name="P48">FIELD &lt;megjelenítendő mező név&gt; DEFAULT VALUE &lt;string&gt; ;</text:p>
        </text:list-item>
        <text:list-item>
          <text:p text:style-name="P48">FIELD &lt;megjelenítendő mező név&gt; READ ONLY [&lt;flag&gt;];</text:p>
        </text:list-item>
        <text:list-item>
          <text:p text:style-name="P48">FIELD &lt;megjelenítendő mező név&gt; ADD FILTER &lt;típus&gt; &lt;title&gt; ;</text:p>
        </text:list-item>
        <text:list-item>
          <text:p text:style-name="P48">FIELD &lt;megjelenítendő mező név&gt; ADD FILTERS &lt;típus lista&gt; ;</text:p>
        </text:list-item>
        <text:list-item>
          <text:p text:style-name="P48">FIELD SEQUENCE [&lt;seq.&gt;] &lt;megjelenítendő mező nevek&gt; ;</text:p>
        </text:list-item>
        <text:list-item>
          <text:p text:style-name="P48">FIELD &lt;megjelenítendő mező nevek&gt; ORD [&lt;seq.&gt;] &lt;típus lista&gt; ;</text:p>
        </text:list-item>
        <text:list-item>
          <text:p text:style-name="P48">FIELD * ORD [&lt;seq.&gt;] &lt;típus lista&gt; ;</text:p>
        </text:list-item>
        <text:list-item>
          <text:p text:style-name="P48">FIELD ORD SEQUENCE [&lt;seq.&gt;] <text:s/>&lt;megjelenítendő mező nevek&gt; ;</text:p>
        </text:list-item>
      </text:list>
      <text:p text:style-name="P10">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oft-page-break/><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62" text:outline-level="4">Menük</text:h>
      <text:p text:style-name="P10"/>
      <text:p text:style-name="P5"><text:span text:style-name="T25">GUI </text:span><text:span text:style-name="T2">&lt;app. név&gt;</text:span><text:span text:style-name="T25"> { </text:span><text:span text:style-name="T2">&lt;menük&gt;</text:span><text:span text:style-name="T25"> }</text:span></text:p>
      <text:p text:style-name="Text_20_body">&lt;menük&gt; :</text:p>
      <text:p text:style-name="example"><text:span text:style-name="T29">&lt;menü&gt;</text:span> MENU <text:span text:style-name="T26">[&lt;leírás&gt;] [&lt;paraméterek&gt;]</text:span> { <text:span text:style-name="T2">&lt;menu elemek&gt;</text:span> }</text:p>
      <text:p text:style-name="P10">&lt;paraméterek&gt;</text:p>
      <text:list xml:id="list6352157191072900972" text:style-name="L13">
        <text:list-item>
          <text:p text:style-name="P26"><text:span text:style-name="T25">TOOL TIP </text:span><text:span text:style-name="T2">&lt;string&gt;</text:span><text:span text:style-name="T25"> ;</text:span></text:p>
          <text:p text:style-name="P49"/>
        </text:list-item>
        <text:list-item>
          <text:p text:style-name="P26"><text:span text:style-name="T25">WHATS THIS </text:span><text:span text:style-name="T2">&lt;string&gt;</text:span><text:span text:style-name="T25"> ;</text:span></text:p>
          <text:p text:style-name="P49"/>
        </text:list-item>
      </text:list>
      <text:p text:style-name="P11">&lt;menu elemek&gt;</text:p>
      <text:list xml:id="list334035140708357802" text:style-name="L14">
        <text:list-item>
          <text:p text:style-name="P27"><text:span text:style-name="T2">&lt;menü&gt;</text:span> MENU <text:span text:style-name="T2">[&lt;leírás&gt;] [&lt;paraméterek&gt;]</text:span> { <text:span text:style-name="T2">&lt;menu elemek&gt;</text:span> }</text:p>
          <text:p text:style-name="P51"/>
        </text:list-item>
        <text:list-item>
          <text:p text:style-name="P51"><text:span text:style-name="T1">&lt;menu&gt;</text:span> <text:span text:style-name="T18">SHAPE</text:span><text:span text:style-name="T1"> &lt;shape név&gt; [&lt;leírás&gt;] </text:span><text:span text:style-name="T2">[&lt;paraméterek&gt;]</text:span><text:span text:style-name="T6"> </text:span><text:span text:style-name="T18">;</text:span></text:p>
          <text:p text:style-name="P51"/>
        </text:list-item>
        <text:list-item>
          <text:p text:style-name="P51"><text:span text:style-name="T1">&lt;menu&gt;</text:span> <text:span text:style-name="T18">EXEC</text:span> <text:span text:style-name="T1">&lt;cmd&gt; [&lt;leírás&gt;] </text:span><text:span text:style-name="T2">[&lt;paraméterek&gt;] </text:span><text:span text:style-name="T18">;</text:span></text:p>
          <text:p text:style-name="P51"/>
        </text:list-item>
        <text:list-item>
          <text:p text:style-name="P51"><text:span text:style-name="T1">&lt;menu&gt;</text:span> <text:span text:style-name="T18">OWN</text:span> <text:span text:style-name="T1">&lt;név&gt; [&lt;leírás&gt;] </text:span><text:span text:style-name="T2">[&lt;paraméterek&gt;] </text:span><text:span text:style-name="T18">;</text:span></text:p>
          <text:p text:style-name="P51"/>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5-11-13T14:22:19.563309308">2015-11-13</text:date></text:p>
      </style:header>
      <style:footer>
        <text:p text:style-name="Footer"><text:tab/><text:page-number text:select-page="current">2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5-11-13T14:22:19.549651848</dc:date>
    <meta:editing-duration>P6DT15H13M42S</meta:editing-duration>
    <meta:editing-cycles>79</meta:editing-cycles>
    <meta:generator>LibreOffice/4.2.8.2$Linux_X86_64 LibreOffice_project/420m0$Build-2</meta:generator>
    <meta:printed-by>Csiki Ferenc</meta:printed-by>
    <meta:print-date>2012-10-26T09:04:37</meta:print-date>
    <meta:document-statistic meta:table-count="0" meta:image-count="0" meta:object-count="0" meta:page-count="20" meta:paragraph-count="805" meta:word-count="9821" meta:character-count="67074" meta:non-whitespace-character-count="57077"/>
  </office:meta>
</office:document-meta>
</file>